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.7882in"/>
    </style:style>
    <style:style style:name="co3" style:family="table-column">
      <style:table-column-properties fo:break-before="auto" style:column-width="1.5937in"/>
    </style:style>
    <style:style style:name="co4" style:family="table-column">
      <style:table-column-properties fo:break-before="auto" style:column-width="2.3547in"/>
    </style:style>
    <style:style style:name="co5" style:family="table-column">
      <style:table-column-properties fo:break-before="auto" style:column-width="1.7709in"/>
    </style:style>
    <style:style style:name="co6" style:family="table-column">
      <style:table-column-properties fo:break-before="auto" style:column-width="1.7173in"/>
    </style:style>
    <style:style style:name="co7" style:family="table-column">
      <style:table-column-properties fo:break-before="auto" style:column-width="1.1161in"/>
    </style:style>
    <style:style style:name="co8" style:family="table-column">
      <style:table-column-properties fo:break-before="auto" style:column-width="1.5409in"/>
    </style:style>
    <style:style style:name="co9" style:family="table-column">
      <style:table-column-properties fo:break-before="auto" style:column-width="1.4693in"/>
    </style:style>
    <style:style style:name="co10" style:family="table-column">
      <style:table-column-properties fo:break-before="auto" style:column-width="1.8772in"/>
    </style:style>
    <style:style style:name="co11" style:family="table-column">
      <style:table-column-properties fo:break-before="auto" style:column-width="1.3984in"/>
    </style:style>
    <style:style style:name="co12" style:family="table-column">
      <style:table-column-properties fo:break-before="auto" style:column-width="3.2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38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5in" fo:break-before="auto" style:use-optimal-row-height="true"/>
    </style:style>
    <style:style style:name="ro5" style:family="table-row">
      <style:table-row-properties style:row-height="0.2047in" fo:break-before="auto" style:use-optimal-row-height="false"/>
    </style:style>
    <style:style style:name="ro6" style:family="table-row">
      <style:table-row-properties style:row-height="0.5902in" fo:break-before="auto" style:use-optimal-row-height="false"/>
    </style:style>
    <style:style style:name="ro7" style:family="table-row">
      <style:table-row-properties style:row-height="0.2689in" fo:break-before="auto" style:use-optimal-row-height="true"/>
    </style:style>
    <style:style style:name="ro8" style:family="table-row">
      <style:table-row-properties style:row-height="0.278in" fo:break-before="auto" style:use-optimal-row-height="true"/>
    </style:style>
    <style:style style:name="ro9" style:family="table-row">
      <style:table-row-properties style:row-height="0.2362in" fo:break-before="auto" style:use-optimal-row-height="true"/>
    </style:style>
    <style:style style:name="ro10" style:family="table-row">
      <style:table-row-properties style:row-height="0.3244in" fo:break-before="auto" style:use-optimal-row-height="true"/>
    </style:style>
    <style:style style:name="ta1" style:family="table" style:master-page-name="PageStyle_5f_Original_20_Names_20_plate1">
      <style:table-properties table:display="true" style:writing-mode="lr-tb"/>
    </style:style>
    <style:style style:name="ta2" style:family="table" style:master-page-name="PageStyle_5f_Condition1_20_plate1">
      <style:table-properties table:display="true" style:writing-mode="lr-tb"/>
    </style:style>
    <style:style style:name="ta3" style:family="table" style:master-page-name="PageStyle_5f_Condition2_20_plate1">
      <style:table-properties table:display="true" style:writing-mode="lr-tb"/>
    </style:style>
    <style:style style:name="ta4" style:family="table" style:master-page-name="PageStyle_5f_Condition3_20_plate1">
      <style:table-properties table:display="true" style:writing-mode="lr-tb"/>
    </style:style>
    <style:style style:name="ta5" style:family="table" style:master-page-name="PageStyle_5f_barcodes">
      <style:table-properties table:display="true" style:writing-mode="lr-tb"/>
    </style:style>
    <style:style style:name="ta6" style:family="table" style:master-page-name="PageStyle_5f_Final_20_Names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dc23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0" style:family="table-cell" style:parent-style-name="Default">
      <style:table-cell-properties fo:padding="0.028in"/>
      <style:text-properties fo:color="#b847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ackground-color="#ffcccc" style:cell-protect="none" style:print-content="true" style:diagonal-bl-tr="none" style:diagonal-tl-br="none" fo:border="1.76pt solid #000000" fo:padding="0.028in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e6e6e6" style:text-align-source="fix" style:repeat-content="false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fo:border-bottom="none" fo:background-color="#ffcccc" style:cell-protect="none" style:print-content="true" style:diagonal-bl-tr="none" style:diagonal-tl-br="none" fo:border-left="1.76pt solid #000000" fo:padding="0.028in" fo:border-right="0.0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fo:background-color="#ffcccc" style:cell-protect="none" style:print-content="true" style:diagonal-bl-tr="none" style:diagonal-tl-br="none" fo:border-left="1.7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cccc" style:cell-protect="none" style:print-content="true" style:diagonal-bl-tr="none" style:diagonal-tl-br="none" fo:border-left="1.7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cccc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cccc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ffcccc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ackground-color="#66cc00" fo:padding="0.0555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0099">
      <style:table-cell-properties fo:padding="0.028in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padding="0.028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0.0102in" svg:stroke-color="#3465a4" svg:stroke-opacity="100%" draw:stroke-linejoin="round" svg:stroke-linecap="square" draw:fill="solid" draw:fill-color="#729fcf" draw:textarea-horizontal-align="justify" draw:textarea-vertical-align="middle" draw:auto-grow-height="false" fo:padding-top="0in" fo:padding-bottom="0in" fo:padding-left="0in" fo:padding-right="0in" fo:wrap-option="wrap" draw:shadow-color="#808080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0102in" svg:stroke-color="#edeaa1" draw:marker-start="msArrowEnd_20_5" draw:marker-start-width="0.0827in" draw:marker-start-center="false" svg:stroke-opacity="100%" draw:stroke-linejoin="miter" svg:stroke-linecap="square" draw:fill="gradient" draw:fill-color="#fbfe82" draw:fill-gradient-name="Gradient_20_7" draw:textarea-horizontal-align="justify" draw:textarea-vertical-align="justify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  <style:text-properties fo:font-size="14pt" fo:font-weight="bold"/>
    </style:style>
    <style:style style:name="P4" style:family="paragraph">
      <style:paragraph-properties fo:text-align="start" style:text-autospace="none" style:line-break="normal" style:writing-mode="lr-tb"/>
      <style:text-properties fo:hyphenate="false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style:font-pitch="variable" fo:font-size="14pt" fo:font-style="normal" fo:text-shadow="none" style:text-underline-style="none" fo:font-weight="bold" style:font-size-asian="14pt" style:font-style-asian="normal" style:font-weight-asian="bold" style:font-family-complex="'Times New Roman'" style:font-family-generic-complex="roman" style:font-pitch-complex="variable" style:font-size-complex="14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cc33"/>
    </style:style>
    <style:style style:name="T5" style:family="text">
      <style:text-properties style:font-name="Calibri" style:font-style-complex="normal" style:font-style-asian="normal" style:font-weight-complex="normal" style:font-weight-asian="normal" style:font-size-complex="14pt" style:font-size-asian="14pt" style:font-name-complex="" fo:color="#000000" style:text-position="33%" style:text-outline="false" fo:font-style="normal" style:text-line-through-type="none" style:text-underline-style="none" style:text-underline-color="font-color" fo:font-weight="normal" fo:font-size="14pt" fo:text-shadow="none"/>
    </style:style>
    <style:style style:name="T6" style:family="text">
      <style:text-properties style:font-name="Calibri" style:font-style-complex="normal" style:font-style-asian="normal" style:font-weight-complex="normal" style:font-weight-asian="normal" style:font-size-complex="14pt" style:font-size-asian="14pt" style:font-name-complex="" fo:color="#000000" style:text-outline="false" fo:font-style="normal" style:text-line-through-type="none" style:text-underline-style="none" style:text-underline-color="font-color" fo:font-weight="normal" fo:font-size="14pt" fo:text-shadow="none" style:text-position="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riginal Names plate1" table:style-name="ta1" table:protected="true">
        <table:table-protection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ond_2" form:control-implementation="ooo:com.sun.star.form.component.CheckBox" xml:id="control1" form:id="control1" form:label="Cond_2" form:linked-cell="'Original Names plate1'.G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ond_1" form:linked-cell="'Original Names plate1'.G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ond_3" form:control-implementation="ooo:com.sun.star.form.component.CheckBox" xml:id="control3" form:id="control3" form:label="Cond_3" form:linked-cell="'Original Names plate1'.G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ustom-shape draw:z-index="0" draw:name="Rectangle 1" draw:style-name="gr1" draw:text-style-name="P2" svg:width="1.4209in" svg:height="2.0004in" svg:x="3.3071in" svg:y="6.8087in">
            <text:p text:style-name="P1"><text:span text:style-name="T1">1st half-plate</text:span></text:p>
            <text:p text:style-name="P1"><text:span text:style-name="T1">96 cells</text:span></text:p>
            <text:p text:style-name="P1"><text:span text:style-name="T1">(cells 97-192)</text:span></text:p>
            <draw:enhanced-geometry svg:viewBox="0 0 21600 21600" draw:type="rectangle" draw:enhanced-path="M 0 0 L 21600 0 21600 21600 0 21600 0 0 Z N"/>
          </draw:custom-shape>
          <draw:custom-shape draw:z-index="1" draw:name="Rectangle 2" draw:style-name="gr1" draw:text-style-name="P2" svg:width="1.561in" svg:height="2.0004in" svg:x="1.5768in" svg:y="6.798in">
            <text:p text:style-name="P1"><text:span text:style-name="T1">1st half-plate</text:span></text:p>
            <text:p text:style-name="P1"><text:span text:style-name="T1">96 cells</text:span></text:p>
            <text:p text:style-name="P1"><text:span text:style-name="T1">(cells 1-96)</text:span></text:p>
            <draw:enhanced-geometry svg:viewBox="0 0 21600 21600" draw:type="rectangle" draw:enhanced-path="M 0 0 L 21600 0 21600 21600 0 21600 0 0 Z N"/>
          </draw:custom-shape>
          <draw:custom-shape draw:z-index="2" draw:name="Rectangle 3" draw:style-name="gr1" draw:text-style-name="P2" svg:width="1.3823in" svg:height="2.0004in" svg:x="4.9547in" svg:y="6.8087in">
            <text:p text:style-name="P1"><text:span text:style-name="T1">2nd half-plate</text:span></text:p>
            <text:p text:style-name="P1"><text:span text:style-name="T1">96 cells</text:span></text:p>
            <text:p text:style-name="P1"><text:span text:style-name="T1">(cells 1-96)</text:span></text:p>
            <draw:enhanced-geometry svg:viewBox="0 0 21600 21600" draw:type="rectangle" draw:enhanced-path="M 0 0 L 21600 0 21600 21600 0 21600 0 0 Z N"/>
          </draw:custom-shape>
          <draw:custom-shape draw:z-index="3" draw:name="Rectangle 4" draw:style-name="gr1" draw:text-style-name="P2" svg:width="1.3846in" svg:height="1.9992in" svg:x="6.4591in" svg:y="6.8228in">
            <text:p text:style-name="P1"><text:span text:style-name="T1">2nd half-plate</text:span></text:p>
            <text:p text:style-name="P1"><text:span text:style-name="T1">96 cells</text:span></text:p>
            <text:p text:style-name="P1"><text:span text:style-name="T1">(cells 97-192)</text:span></text:p>
            <draw:enhanced-geometry svg:viewBox="0 0 21600 21600" draw:type="rectangle" draw:enhanced-path="M 0 0 L 21600 0 21600 21600 0 21600 0 0 Z N"/>
          </draw:custom-shape>
          <draw:control draw:z-index="4" draw:name="Cond_1" draw:style-name="gr2" draw:text-style-name="P3" svg:width="1.0933in" svg:height="0.3213in" svg:x="6.9925in" svg:y="4.6811in" draw:control="control1"/>
          <draw:control draw:z-index="5" draw:name="Cond_1" draw:style-name="gr2" draw:text-style-name="P3" svg:width="1.1772in" svg:height="0.3213in" svg:x="5.6339in" svg:y="4.6811in" draw:control="control2"/>
          <draw:control draw:z-index="6" draw:name="Cond_1" draw:style-name="gr2" draw:text-style-name="P3" svg:width="1.2823in" svg:height="0.3213in" svg:x="8.2673in" svg:y="4.6811in" draw:control="control3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9" table:default-cell-style-name="ce2"/>
        <table:table-column table:style-name="co9" table:default-cell-style-name="ce2"/>
        <table:table-column table:style-name="co7" table:number-columns-repeated="239" table:default-cell-style-name="ce2"/>
        <table:table-column table:style-name="co7" table:number-columns-repeated="767" table:default-cell-style-name="Default"/>
        <table:table-row table:style-name="ro1" table:number-rows-repeated="2">
          <table:table-cell table:style-name="ce1" table:number-columns-repeated="25"/>
          <table:table-cell table:number-columns-repeated="999"/>
        </table:table-row>
        <table:table-row table:style-name="ro2">
          <table:table-cell table:style-name="ce1"/>
          <table:table-cell table:style-name="ce3" office:value-type="string" calcext:value-type="string">
            <text:p>Single-Cell RNA-seq naming template</text:p>
          </table:table-cell>
          <table:table-cell table:style-name="ce1" table:number-columns-repeated="2"/>
          <table:table-cell table:style-name="ce1" office:value-type="string" calcext:value-type="string">
            <text:p>Version: 03-02-2017</text:p>
          </table:table-cell>
          <table:table-cell table:style-name="ce1" table:number-columns-repeated="20"/>
          <table:table-cell table:number-columns-repeated="999"/>
        </table:table-row>
        <table:table-row table:style-name="ro1" table:number-rows-repeated="2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>
            <text:p>1. Please fill in the RED fields on this sheet!!!</text:p>
          </table:table-cell>
          <table:table-cell table:style-name="ce10"/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>
            <text:p>2. Fill in your conditions on the next sheet(s)</text:p>
          </table:table-cell>
          <table:table-cell table:style-name="ce10"/>
          <table:table-cell table:style-name="ce1" table:number-columns-repeated="2"/>
          <table:table-cell/>
          <table:table-cell table:style-name="ce1" table:number-columns-repeated="19"/>
          <table:table-cell table:number-columns-repeated="999"/>
        </table:table-row>
        <table:table-row table:style-name="ro3">
          <table:table-cell table:style-name="ce1"/>
          <table:table-cell table:style-name="ce4" office:value-type="string" calcext:value-type="string">
            <text:p>3. Check last sheet and <text:span text:style-name="T4">green field</text:span> for final names</text:p>
          </table:table-cell>
          <table:table-cell table:style-name="ce10"/>
          <table:table-cell table:style-name="ce1" table:number-columns-repeated="2"/>
          <table:table-cell/>
          <table:table-cell table:style-name="ce1" table:number-columns-repeated="19"/>
          <table:table-cell table:number-columns-repeated="999"/>
        </table:table-row>
        <table:table-row table:style-name="ro1" table:number-rows-repeated="2">
          <table:table-cell table:style-name="ce1" table:number-columns-repeated="5"/>
          <table:table-cell/>
          <table:table-cell table:style-name="ce1" table:number-columns-repeated="19"/>
          <table:table-cell table:number-columns-repeated="999"/>
        </table:table-row>
        <table:table-row table:style-name="ro4">
          <table:table-cell table:style-name="ce1"/>
          <table:table-cell table:style-name="ce5" office:value-type="string" calcext:value-type="string">
            <text:p>Plate name:</text:p>
          </table:table-cell>
          <table:table-cell table:style-name="ce11" office:value-type="string" calcext:value-type="string">
            <text:p>Steffen1</text:p>
          </table:table-cell>
          <table:table-cell table:style-name="ce6" table:number-columns-repeated="2"/>
          <table:table-cell/>
          <table:table-cell table:style-name="ce1" table:number-columns-repeated="19"/>
          <table:table-cell table:number-columns-repeated="999"/>
        </table:table-row>
        <table:table-row table:style-name="ro5">
          <table:table-cell table:style-name="ce1"/>
          <table:table-cell table:style-name="ce5" table:number-columns-repeated="2"/>
          <table:table-cell table:style-name="ce6" table:number-columns-repeated="2"/>
          <table:table-cell/>
          <table:table-cell table:style-name="ce1" table:number-columns-repeated="19"/>
          <table:table-cell table:number-columns-repeated="999"/>
        </table:table-row>
        <table:table-row table:style-name="ro6">
          <table:table-cell table:style-name="ce1"/>
          <table:table-cell table:style-name="ce5"/>
          <table:table-cell table:style-name="ce12" office:value-type="string" calcext:value-type="string" table:number-columns-spanned="1" table:number-rows-spanned="2">
            <text:p>Cell barcode</text:p>
          </table:table-cell>
          <table:table-cell table:style-name="ce13" office:value-type="string" calcext:value-type="string" table:number-columns-spanned="1" table:number-rows-spanned="2">
            <text:p>Sample name</text:p>
            <text:p>(as given on sequencing sheet)</text:p>
          </table:table-cell>
          <table:table-cell table:style-name="ce13" office:value-type="string" calcext:value-type="string" table:number-columns-spanned="1" table:number-rows-spanned="2">
            <text:p>Library name</text:p>
            <text:p>(in cell name)</text:p>
          </table:table-cell>
          <table:table-cell/>
          <table:table-cell table:style-name="ce1" table:number-columns-repeated="19"/>
          <table:table-cell table:number-columns-repeated="999"/>
        </table:table-row>
        <table:table-row table:style-name="ro7">
          <table:table-cell table:style-name="ce1"/>
          <table:table-cell table:style-name="ce5"/>
          <table:covered-table-cell table:style-name="ce5"/>
          <table:covered-table-cell table:number-columns-repeated="2" table:style-name="ce14"/>
          <table:table-cell/>
          <table:table-cell table:style-name="ce1" table:number-columns-repeated="19"/>
          <table:table-cell table:number-columns-repeated="999"/>
        </table:table-row>
        <table:table-row table:style-name="ro8">
          <table:table-cell table:style-name="ce1"/>
          <table:table-cell table:style-name="ce6" office:value-type="string" calcext:value-type="string">
            <text:p>1<text:span text:style-name="T5">st</text:span><text:span text:style-name="T6"> plate-half</text:span></text:p>
          </table:table-cell>
          <table:table-cell table:style-name="ce6" office:value-type="string" calcext:value-type="string">
            <text:p>1-96</text:p>
          </table:table-cell>
          <table:table-cell table:style-name="ce15" office:value-type="string" calcext:value-type="string">
            <text:p>A1_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" table:number-columns-repeated="19"/>
          <table:table-cell table:number-columns-repeated="999"/>
        </table:table-row>
        <table:table-row table:style-name="ro4">
          <table:table-cell table:style-name="ce1"/>
          <table:table-cell table:style-name="ce6"/>
          <table:table-cell table:style-name="ce6" office:value-type="string" calcext:value-type="string">
            <text:p>97-192</text:p>
          </table:table-cell>
          <table:table-cell table:style-name="ce16" office:value-type="string" calcext:value-type="string">
            <text:p>A1_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1" table:number-columns-repeated="19"/>
          <table:table-cell table:number-columns-repeated="999"/>
        </table:table-row>
        <table:table-row table:style-name="ro8">
          <table:table-cell table:style-name="ce1"/>
          <table:table-cell table:style-name="ce6" office:value-type="string" calcext:value-type="string">
            <text:p>2<text:span text:style-name="T5">nd</text:span><text:span text:style-name="T6"> plate-half</text:span></text:p>
          </table:table-cell>
          <table:table-cell table:style-name="ce6" office:value-type="string" calcext:value-type="string">
            <text:p>1-96</text:p>
          </table:table-cell>
          <table:table-cell table:style-name="ce16" office:value-type="string" calcext:value-type="string">
            <text:p>A1_3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" table:number-columns-repeated="19"/>
          <table:table-cell table:number-columns-repeated="999"/>
        </table:table-row>
        <table:table-row table:style-name="ro4">
          <table:table-cell table:style-name="ce1"/>
          <table:table-cell table:style-name="ce6"/>
          <table:table-cell table:style-name="ce6" office:value-type="string" calcext:value-type="string">
            <text:p>97-192</text:p>
          </table:table-cell>
          <table:table-cell table:style-name="ce17" office:value-type="string" calcext:value-type="string">
            <text:p>A1_4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1" table:number-columns-repeated="19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7" office:value-type="string" calcext:value-type="string">
            <text:p>Please select used conditions:</text:p>
          </table:table-cell>
          <table:table-cell table:number-columns-repeated="4"/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Cond1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Cond2</text:p>
          </table:table-cell>
          <table:table-cell table:number-columns-repeated="1016"/>
        </table:table-row>
        <table:table-row table:style-name="ro10">
          <table:table-cell/>
          <table:table-cell table:style-name="ce7" office:value-type="string" calcext:value-type="string">
            <text:p>Example name for cell 42 in 1st half of this plate:</text:p>
          </table:table-cell>
          <table:table-cell table:style-name="Default"/>
          <table:table-cell/>
          <table:table-cell table:style-name="ce21" table:formula="of:=CONCATENATE(IF([.G20]=1;['Condition1 plate1'.D11];&quot;&quot;);IF([.G20]=1;&quot;_&quot;;&quot;&quot;);IF([.G21]=1;['Condition2 plate1'.E11];&quot;&quot;);IF([.G21]=1;&quot;_&quot;;&quot;&quot;);IF([.G22]=1;['Condition3 plate1'.D11];&quot;&quot;);IF([.G22]=1;&quot;_&quot;;&quot;&quot;);plate_name;&quot;_&quot;;lib_name_1;&quot;_&quot;;[barcodes.D11])" office:value-type="string" office:string-value="Steffen1_1_42" calcext:value-type="string" table:number-columns-spanned="2" table:number-rows-spanned="1">
            <text:p>Steffen1_1_42</text:p>
          </table:table-cell>
          <table:covered-table-cell/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Cond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table:style-name="ce8" office:value-type="string" calcext:value-type="string">
            <text:p>Questions? Please contact Steffen or Heidi! :-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table:style-name="Default"/>
          <table:table-cell table:number-columns-repeated="1022"/>
        </table:table-row>
        <table:table-row table:style-name="ro9">
          <table:table-cell/>
          <table:table-cell table:style-name="ce9" office:value-type="string" calcext:value-type="string">
            <text:p>Plate Layout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1 plate1" table:style-name="ta2">
        <table:table-column table:style-name="co7" table:number-columns-repeated="257" table:default-cell-style-name="ce2"/>
        <table:table-column table:style-name="co7" table:number-columns-repeated="767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A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B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C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D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E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F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G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H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I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J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K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L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M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N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O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P</text:p>
          </table:table-cell>
          <table:table-cell table:number-columns-repeated="24" office:value-type="string" calcext:value-type="string">
            <text:p>A1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office:annotation office:display="true" draw:style-name="gr3" draw:text-style-name="P5" svg:width="3.2606in" svg:height="1.2358in" svg:x="3.5256in" svg:y="4in" draw:caption-point-x="-0.1819in" draw:caption-point-y="0.615in">
              <dc:date>2017-02-03T00:00:00</dc:date>
              <text:p text:style-name="P4"><text:span text:style-name="T2">Heidi:</text:span></text:p>
              <text:p text:style-name="P4"><text:span text:style-name="T3">fill in your condition 1 of your first plate. If your conditions don't change between plates you can reuse this for the naming of the second plate as well</text:span></text:p>
              <text:p text:style-name="P4"><text:span text:style-name="T3"/></text:p>
              <text:p text:style-name="P4"><text:span text:style-name="T3"/></text:p>
            </office:annotation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2 plate1" table:style-name="ta3">
        <office:forms form:automatic-focus="false" form:apply-design-mode="false"/>
        <table:table-column table:style-name="co7" table:number-columns-repeated="257" table:default-cell-style-name="ce2"/>
        <table:table-column table:style-name="co7" table:number-columns-repeated="76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G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H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6" office:value-type="string" calcext:value-type="string">
            <text:p>CT</text:p>
          </table:table-cell>
          <table:table-cell table:number-columns-repeated="6" office:value-type="string" calcext:value-type="string">
            <text:p>HFD</text:p>
          </table:table-cell>
          <table:table-cell table:number-columns-repeated="99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3 plate1" table:style-name="ta4">
        <office:forms form:automatic-focus="false" form:apply-design-mode="false"/>
        <table:table-column table:style-name="co7" table:number-columns-repeated="257" table:default-cell-style-name="ce2"/>
        <table:table-column table:style-name="co7" table:number-columns-repeated="76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9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4weeks</text:p>
          </table:table-cell>
          <table:table-cell table:number-columns-repeated="2" office:value-type="string" calcext:value-type="string">
            <text:p>10weeks</text:p>
          </table:table-cell>
          <table:table-cell table:number-columns-repeated="7" office:value-type="string" calcext:value-type="string">
            <text:p>4weeks</text:p>
          </table:table-cell>
          <table:table-cell table:number-columns-repeated="12" office:value-type="string" calcext:value-type="string">
            <text:p>16weeks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office:annotation office:display="true" draw:style-name="gr3" draw:text-style-name="P5" svg:width="3.2083in" svg:height="1.5138in" svg:x="9.1055in" svg:y="3.5831in" draw:caption-point-x="-0.1819in" draw:caption-point-y="0.615in">
              <dc:date>2017-02-03T00:00:00</dc:date>
              <text:p text:style-name="P4"><text:span text:style-name="T2">Heidi:</text:span></text:p>
              <text:p text:style-name="P4"><text:span text:style-name="T3">for condition 3, there was a difference between my two plates so I created two sheets to change the naming for the second plate.</text:span></text:p>
            </office:annotation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codes" table:style-name="ta5" table:protected="true">
        <table:table-protection/>
        <office:forms form:automatic-focus="false" form:apply-design-mode="false"/>
        <table:table-column table:style-name="co7" table:number-columns-repeated="257" table:default-cell-style-name="ce2"/>
        <table:table-column table:style-name="co7" table:number-columns-repeated="767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82" calcext:value-type="float">
            <text:p>18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85" calcext:value-type="float">
            <text:p>18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87" calcext:value-type="float">
            <text:p>18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9" calcext:value-type="float">
            <text:p>18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99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 Names" table:style-name="ta6" table:protected="true">
        <table:table-protection table:select-unprotected-cells="true"/>
        <office:forms form:automatic-focus="false" form:apply-design-mode="false"/>
        <table:table-column table:style-name="co7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number-columns-repeated="3" table:default-cell-style-name="ce2"/>
        <table:table-column table:style-name="co7" table:number-columns-repeated="3" table:default-cell-style-name="ce24"/>
        <table:table-column table:style-name="co7" table:number-columns-repeated="244" table:default-cell-style-name="ce2"/>
        <table:table-column table:style-name="co7" table:number-columns-repeated="767" table:default-cell-style-name="Default"/>
        <table:table-row table:style-name="ro9">
          <table:table-cell table:style-name="ce23" office:value-type="string" calcext:value-type="string">
            <text:p>sample</text:p>
          </table:table-cell>
          <table:table-cell table:style-name="ce23" office:value-type="string" calcext:value-type="string">
            <text:p>plate</text:p>
          </table:table-cell>
          <table:table-cell table:style-name="ce23" office:value-type="string" calcext:value-type="string">
            <text:p>library</text:p>
          </table:table-cell>
          <table:table-cell table:style-name="ce23" office:value-type="string" calcext:value-type="string">
            <text:p>cell_idx</text:p>
          </table:table-cell>
          <table:table-cell table:style-name="ce25" office:value-type="string" calcext:value-type="string">
            <text:p>cell_name</text:p>
          </table:table-cell>
          <table:table-cell table:number-columns-repeated="2"/>
          <table:table-cell table:style-name="Default"/>
          <table:table-cell table:number-columns-repeated="2"/>
          <table:table-cell table:style-name="ce23" table:number-columns-repeated="3"/>
          <table:table-cell table:number-columns-repeated="1011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" calcext:value-type="float">
            <text:p>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];&quot;_&quot;;[.D2])" office:value-type="string" office:string-value="Steffen1_1_1" calcext:value-type="string">
            <text:p>Steffen1_1_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" calcext:value-type="float">
            <text:p>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];&quot;_&quot;;[.D3])" office:value-type="string" office:string-value="Steffen1_1_2" calcext:value-type="string">
            <text:p>Steffen1_1_2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" calcext:value-type="float">
            <text:p>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];&quot;_&quot;;[.D4])" office:value-type="string" office:string-value="Steffen1_1_3" calcext:value-type="string">
            <text:p>Steffen1_1_3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" calcext:value-type="float">
            <text:p>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];&quot;_&quot;;[.D5])" office:value-type="string" office:string-value="Steffen1_1_4" calcext:value-type="string">
            <text:p>Steffen1_1_4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" calcext:value-type="float">
            <text:p>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];&quot;_&quot;;[.D6])" office:value-type="string" office:string-value="Steffen1_1_5" calcext:value-type="string">
            <text:p>Steffen1_1_5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" calcext:value-type="float">
            <text:p>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];&quot;_&quot;;[.D7])" office:value-type="string" office:string-value="Steffen1_1_6" calcext:value-type="string">
            <text:p>Steffen1_1_6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" calcext:value-type="float">
            <text:p>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];&quot;_&quot;;[.D8])" office:value-type="string" office:string-value="Steffen1_1_7" calcext:value-type="string">
            <text:p>Steffen1_1_7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" calcext:value-type="float">
            <text:p>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];&quot;_&quot;;[.D9])" office:value-type="string" office:string-value="Steffen1_1_8" calcext:value-type="string">
            <text:p>Steffen1_1_8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9" calcext:value-type="float">
            <text:p>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];&quot;_&quot;;[.D10])" office:value-type="string" office:string-value="Steffen1_1_9" calcext:value-type="string">
            <text:p>Steffen1_1_9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0" calcext:value-type="float">
            <text:p>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];&quot;_&quot;;[.D11])" office:value-type="string" office:string-value="Steffen1_1_10" calcext:value-type="string">
            <text:p>Steffen1_1_10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1" calcext:value-type="float">
            <text:p>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];&quot;_&quot;;[.D12])" office:value-type="string" office:string-value="Steffen1_1_11" calcext:value-type="string">
            <text:p>Steffen1_1_11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2" calcext:value-type="float">
            <text:p>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];&quot;_&quot;;[.D13])" office:value-type="string" office:string-value="Steffen1_1_12" calcext:value-type="string">
            <text:p>Steffen1_1_12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3" calcext:value-type="float">
            <text:p>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];&quot;_&quot;;[.D14])" office:value-type="string" office:string-value="Steffen1_1_13" calcext:value-type="string">
            <text:p>Steffen1_1_13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4" calcext:value-type="float">
            <text:p>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];&quot;_&quot;;[.D15])" office:value-type="string" office:string-value="Steffen1_1_14" calcext:value-type="string">
            <text:p>Steffen1_1_14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5" calcext:value-type="float">
            <text:p>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];&quot;_&quot;;[.D16])" office:value-type="string" office:string-value="Steffen1_1_15" calcext:value-type="string">
            <text:p>Steffen1_1_15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6" calcext:value-type="float">
            <text:p>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];&quot;_&quot;;[.D17])" office:value-type="string" office:string-value="Steffen1_1_16" calcext:value-type="string">
            <text:p>Steffen1_1_16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7" calcext:value-type="float">
            <text:p>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];&quot;_&quot;;[.D18])" office:value-type="string" office:string-value="Steffen1_1_17" calcext:value-type="string">
            <text:p>Steffen1_1_17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8" calcext:value-type="float">
            <text:p>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];&quot;_&quot;;[.D19])" office:value-type="string" office:string-value="Steffen1_1_18" calcext:value-type="string">
            <text:p>Steffen1_1_18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19" calcext:value-type="float">
            <text:p>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];&quot;_&quot;;[.D20])" office:value-type="string" office:string-value="Steffen1_1_19" calcext:value-type="string">
            <text:p>Steffen1_1_19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0" calcext:value-type="float">
            <text:p>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];&quot;_&quot;;[.D21])" office:value-type="string" office:string-value="Steffen1_1_20" calcext:value-type="string">
            <text:p>Steffen1_1_20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1" calcext:value-type="float">
            <text:p>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];&quot;_&quot;;[.D22])" office:value-type="string" office:string-value="Steffen1_1_21" calcext:value-type="string">
            <text:p>Steffen1_1_21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2" calcext:value-type="float">
            <text:p>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];&quot;_&quot;;[.D23])" office:value-type="string" office:string-value="Steffen1_1_22" calcext:value-type="string">
            <text:p>Steffen1_1_22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3" calcext:value-type="float">
            <text:p>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];&quot;_&quot;;[.D24])" office:value-type="string" office:string-value="Steffen1_1_23" calcext:value-type="string">
            <text:p>Steffen1_1_23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4" calcext:value-type="float">
            <text:p>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];&quot;_&quot;;[.D25])" office:value-type="string" office:string-value="Steffen1_1_24" calcext:value-type="string">
            <text:p>Steffen1_1_24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5" calcext:value-type="float">
            <text:p>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];&quot;_&quot;;[.D26])" office:value-type="string" office:string-value="Steffen1_1_25" calcext:value-type="string">
            <text:p>Steffen1_1_25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6" calcext:value-type="float">
            <text:p>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];&quot;_&quot;;[.D27])" office:value-type="string" office:string-value="Steffen1_1_26" calcext:value-type="string">
            <text:p>Steffen1_1_26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7" calcext:value-type="float">
            <text:p>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];&quot;_&quot;;[.D28])" office:value-type="string" office:string-value="Steffen1_1_27" calcext:value-type="string">
            <text:p>Steffen1_1_27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8" calcext:value-type="float">
            <text:p>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];&quot;_&quot;;[.D29])" office:value-type="string" office:string-value="Steffen1_1_28" calcext:value-type="string">
            <text:p>Steffen1_1_28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29" calcext:value-type="float">
            <text:p>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];&quot;_&quot;;[.D30])" office:value-type="string" office:string-value="Steffen1_1_29" calcext:value-type="string">
            <text:p>Steffen1_1_29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0" calcext:value-type="float">
            <text:p>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];&quot;_&quot;;[.D31])" office:value-type="string" office:string-value="Steffen1_1_30" calcext:value-type="string">
            <text:p>Steffen1_1_30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1" calcext:value-type="float">
            <text:p>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];&quot;_&quot;;[.D32])" office:value-type="string" office:string-value="Steffen1_1_31" calcext:value-type="string">
            <text:p>Steffen1_1_31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2" calcext:value-type="float">
            <text:p>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];&quot;_&quot;;[.D33])" office:value-type="string" office:string-value="Steffen1_1_32" calcext:value-type="string">
            <text:p>Steffen1_1_32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3" calcext:value-type="float">
            <text:p>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];&quot;_&quot;;[.D34])" office:value-type="string" office:string-value="Steffen1_1_33" calcext:value-type="string">
            <text:p>Steffen1_1_33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4" calcext:value-type="float">
            <text:p>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];&quot;_&quot;;[.D35])" office:value-type="string" office:string-value="Steffen1_1_34" calcext:value-type="string">
            <text:p>Steffen1_1_34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5" calcext:value-type="float">
            <text:p>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];&quot;_&quot;;[.D36])" office:value-type="string" office:string-value="Steffen1_1_35" calcext:value-type="string">
            <text:p>Steffen1_1_35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6" calcext:value-type="float">
            <text:p>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];&quot;_&quot;;[.D37])" office:value-type="string" office:string-value="Steffen1_1_36" calcext:value-type="string">
            <text:p>Steffen1_1_36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7" calcext:value-type="float">
            <text:p>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8];&quot;_&quot;;[.D38])" office:value-type="string" office:string-value="Steffen1_1_37" calcext:value-type="string">
            <text:p>Steffen1_1_37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8" calcext:value-type="float">
            <text:p>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9];&quot;_&quot;;[.D39])" office:value-type="string" office:string-value="Steffen1_1_38" calcext:value-type="string">
            <text:p>Steffen1_1_38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39" calcext:value-type="float">
            <text:p>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0];&quot;_&quot;;[.D40])" office:value-type="string" office:string-value="Steffen1_1_39" calcext:value-type="string">
            <text:p>Steffen1_1_39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0" calcext:value-type="float">
            <text:p>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1];&quot;_&quot;;[.D41])" office:value-type="string" office:string-value="Steffen1_1_40" calcext:value-type="string">
            <text:p>Steffen1_1_40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1" calcext:value-type="float">
            <text:p>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2];&quot;_&quot;;[.D42])" office:value-type="string" office:string-value="Steffen1_1_41" calcext:value-type="string">
            <text:p>Steffen1_1_41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2" calcext:value-type="float">
            <text:p>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3];&quot;_&quot;;[.D43])" office:value-type="string" office:string-value="Steffen1_1_42" calcext:value-type="string">
            <text:p>Steffen1_1_42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3" calcext:value-type="float">
            <text:p>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4];&quot;_&quot;;[.D44])" office:value-type="string" office:string-value="Steffen1_1_43" calcext:value-type="string">
            <text:p>Steffen1_1_43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4" calcext:value-type="float">
            <text:p>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5];&quot;_&quot;;[.D45])" office:value-type="string" office:string-value="Steffen1_1_44" calcext:value-type="string">
            <text:p>Steffen1_1_44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5" calcext:value-type="float">
            <text:p>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6];&quot;_&quot;;[.D46])" office:value-type="string" office:string-value="Steffen1_1_45" calcext:value-type="string">
            <text:p>Steffen1_1_45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6" calcext:value-type="float">
            <text:p>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7];&quot;_&quot;;[.D47])" office:value-type="string" office:string-value="Steffen1_1_46" calcext:value-type="string">
            <text:p>Steffen1_1_46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7" calcext:value-type="float">
            <text:p>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8];&quot;_&quot;;[.D48])" office:value-type="string" office:string-value="Steffen1_1_47" calcext:value-type="string">
            <text:p>Steffen1_1_47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8" calcext:value-type="float">
            <text:p>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49];&quot;_&quot;;[.D49])" office:value-type="string" office:string-value="Steffen1_1_48" calcext:value-type="string">
            <text:p>Steffen1_1_48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49" calcext:value-type="float">
            <text:p>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0];&quot;_&quot;;[.D50])" office:value-type="string" office:string-value="Steffen1_1_49" calcext:value-type="string">
            <text:p>Steffen1_1_49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0" calcext:value-type="float">
            <text:p>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1];&quot;_&quot;;[.D51])" office:value-type="string" office:string-value="Steffen1_1_50" calcext:value-type="string">
            <text:p>Steffen1_1_50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1" calcext:value-type="float">
            <text:p>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2];&quot;_&quot;;[.D52])" office:value-type="string" office:string-value="Steffen1_1_51" calcext:value-type="string">
            <text:p>Steffen1_1_51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2" calcext:value-type="float">
            <text:p>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3];&quot;_&quot;;[.D53])" office:value-type="string" office:string-value="Steffen1_1_52" calcext:value-type="string">
            <text:p>Steffen1_1_52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3" calcext:value-type="float">
            <text:p>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4];&quot;_&quot;;[.D54])" office:value-type="string" office:string-value="Steffen1_1_53" calcext:value-type="string">
            <text:p>Steffen1_1_53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4" calcext:value-type="float">
            <text:p>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5];&quot;_&quot;;[.D55])" office:value-type="string" office:string-value="Steffen1_1_54" calcext:value-type="string">
            <text:p>Steffen1_1_54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5" calcext:value-type="float">
            <text:p>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6];&quot;_&quot;;[.D56])" office:value-type="string" office:string-value="Steffen1_1_55" calcext:value-type="string">
            <text:p>Steffen1_1_55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6" calcext:value-type="float">
            <text:p>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7];&quot;_&quot;;[.D57])" office:value-type="string" office:string-value="Steffen1_1_56" calcext:value-type="string">
            <text:p>Steffen1_1_56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7" calcext:value-type="float">
            <text:p>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8];&quot;_&quot;;[.D58])" office:value-type="string" office:string-value="Steffen1_1_57" calcext:value-type="string">
            <text:p>Steffen1_1_57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8" calcext:value-type="float">
            <text:p>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59];&quot;_&quot;;[.D59])" office:value-type="string" office:string-value="Steffen1_1_58" calcext:value-type="string">
            <text:p>Steffen1_1_58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59" calcext:value-type="float">
            <text:p>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0];&quot;_&quot;;[.D60])" office:value-type="string" office:string-value="Steffen1_1_59" calcext:value-type="string">
            <text:p>Steffen1_1_59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0" calcext:value-type="float">
            <text:p>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1];&quot;_&quot;;[.D61])" office:value-type="string" office:string-value="Steffen1_1_60" calcext:value-type="string">
            <text:p>Steffen1_1_60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1" calcext:value-type="float">
            <text:p>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2];&quot;_&quot;;[.D62])" office:value-type="string" office:string-value="Steffen1_1_61" calcext:value-type="string">
            <text:p>Steffen1_1_61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2" calcext:value-type="float">
            <text:p>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3];&quot;_&quot;;[.D63])" office:value-type="string" office:string-value="Steffen1_1_62" calcext:value-type="string">
            <text:p>Steffen1_1_62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3" calcext:value-type="float">
            <text:p>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4];&quot;_&quot;;[.D64])" office:value-type="string" office:string-value="Steffen1_1_63" calcext:value-type="string">
            <text:p>Steffen1_1_63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4" calcext:value-type="float">
            <text:p>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5];&quot;_&quot;;[.D65])" office:value-type="string" office:string-value="Steffen1_1_64" calcext:value-type="string">
            <text:p>Steffen1_1_64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5" calcext:value-type="float">
            <text:p>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6];&quot;_&quot;;[.D66])" office:value-type="string" office:string-value="Steffen1_1_65" calcext:value-type="string">
            <text:p>Steffen1_1_65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6" calcext:value-type="float">
            <text:p>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7];&quot;_&quot;;[.D67])" office:value-type="string" office:string-value="Steffen1_1_66" calcext:value-type="string">
            <text:p>Steffen1_1_66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7" calcext:value-type="float">
            <text:p>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8];&quot;_&quot;;[.D68])" office:value-type="string" office:string-value="Steffen1_1_67" calcext:value-type="string">
            <text:p>Steffen1_1_67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8" calcext:value-type="float">
            <text:p>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69];&quot;_&quot;;[.D69])" office:value-type="string" office:string-value="Steffen1_1_68" calcext:value-type="string">
            <text:p>Steffen1_1_68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69" calcext:value-type="float">
            <text:p>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0];&quot;_&quot;;[.D70])" office:value-type="string" office:string-value="Steffen1_1_69" calcext:value-type="string">
            <text:p>Steffen1_1_69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0" calcext:value-type="float">
            <text:p>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1];&quot;_&quot;;[.D71])" office:value-type="string" office:string-value="Steffen1_1_70" calcext:value-type="string">
            <text:p>Steffen1_1_70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1" calcext:value-type="float">
            <text:p>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2];&quot;_&quot;;[.D72])" office:value-type="string" office:string-value="Steffen1_1_71" calcext:value-type="string">
            <text:p>Steffen1_1_71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2" calcext:value-type="float">
            <text:p>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3];&quot;_&quot;;[.D73])" office:value-type="string" office:string-value="Steffen1_1_72" calcext:value-type="string">
            <text:p>Steffen1_1_72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3" calcext:value-type="float">
            <text:p>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4];&quot;_&quot;;[.D74])" office:value-type="string" office:string-value="Steffen1_1_73" calcext:value-type="string">
            <text:p>Steffen1_1_73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4" calcext:value-type="float">
            <text:p>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5];&quot;_&quot;;[.D75])" office:value-type="string" office:string-value="Steffen1_1_74" calcext:value-type="string">
            <text:p>Steffen1_1_74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5" calcext:value-type="float">
            <text:p>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6];&quot;_&quot;;[.D76])" office:value-type="string" office:string-value="Steffen1_1_75" calcext:value-type="string">
            <text:p>Steffen1_1_75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6" calcext:value-type="float">
            <text:p>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7];&quot;_&quot;;[.D77])" office:value-type="string" office:string-value="Steffen1_1_76" calcext:value-type="string">
            <text:p>Steffen1_1_76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7" calcext:value-type="float">
            <text:p>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8];&quot;_&quot;;[.D78])" office:value-type="string" office:string-value="Steffen1_1_77" calcext:value-type="string">
            <text:p>Steffen1_1_77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8" calcext:value-type="float">
            <text:p>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79];&quot;_&quot;;[.D79])" office:value-type="string" office:string-value="Steffen1_1_78" calcext:value-type="string">
            <text:p>Steffen1_1_78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79" calcext:value-type="float">
            <text:p>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0];&quot;_&quot;;[.D80])" office:value-type="string" office:string-value="Steffen1_1_79" calcext:value-type="string">
            <text:p>Steffen1_1_79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0" calcext:value-type="float">
            <text:p>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1];&quot;_&quot;;[.D81])" office:value-type="string" office:string-value="Steffen1_1_80" calcext:value-type="string">
            <text:p>Steffen1_1_80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1" calcext:value-type="float">
            <text:p>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2];&quot;_&quot;;[.D82])" office:value-type="string" office:string-value="Steffen1_1_81" calcext:value-type="string">
            <text:p>Steffen1_1_81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2" calcext:value-type="float">
            <text:p>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3];&quot;_&quot;;[.D83])" office:value-type="string" office:string-value="Steffen1_1_82" calcext:value-type="string">
            <text:p>Steffen1_1_82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3" calcext:value-type="float">
            <text:p>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4];&quot;_&quot;;[.D84])" office:value-type="string" office:string-value="Steffen1_1_83" calcext:value-type="string">
            <text:p>Steffen1_1_83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4" calcext:value-type="float">
            <text:p>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5];&quot;_&quot;;[.D85])" office:value-type="string" office:string-value="Steffen1_1_84" calcext:value-type="string">
            <text:p>Steffen1_1_84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5" calcext:value-type="float">
            <text:p>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6];&quot;_&quot;;[.D86])" office:value-type="string" office:string-value="Steffen1_1_85" calcext:value-type="string">
            <text:p>Steffen1_1_85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6" calcext:value-type="float">
            <text:p>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7];&quot;_&quot;;[.D87])" office:value-type="string" office:string-value="Steffen1_1_86" calcext:value-type="string">
            <text:p>Steffen1_1_86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7" calcext:value-type="float">
            <text:p>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8];&quot;_&quot;;[.D88])" office:value-type="string" office:string-value="Steffen1_1_87" calcext:value-type="string">
            <text:p>Steffen1_1_87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8" calcext:value-type="float">
            <text:p>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89];&quot;_&quot;;[.D89])" office:value-type="string" office:string-value="Steffen1_1_88" calcext:value-type="string">
            <text:p>Steffen1_1_88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89" calcext:value-type="float">
            <text:p>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0];&quot;_&quot;;[.D90])" office:value-type="string" office:string-value="Steffen1_1_89" calcext:value-type="string">
            <text:p>Steffen1_1_89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90" calcext:value-type="float">
            <text:p>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1];&quot;_&quot;;[.D91])" office:value-type="string" office:string-value="Steffen1_1_90" calcext:value-type="string">
            <text:p>Steffen1_1_90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91" calcext:value-type="float">
            <text:p>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2];&quot;_&quot;;[.D92])" office:value-type="string" office:string-value="Steffen1_1_91" calcext:value-type="string">
            <text:p>Steffen1_1_91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92" calcext:value-type="float">
            <text:p>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3];&quot;_&quot;;[.D93])" office:value-type="string" office:string-value="Steffen1_1_92" calcext:value-type="string">
            <text:p>Steffen1_1_92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93" calcext:value-type="float">
            <text:p>9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4];&quot;_&quot;;[.D94])" office:value-type="string" office:string-value="Steffen1_1_93" calcext:value-type="string">
            <text:p>Steffen1_1_93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94" calcext:value-type="float">
            <text:p>9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5];&quot;_&quot;;[.D95])" office:value-type="string" office:string-value="Steffen1_1_94" calcext:value-type="string">
            <text:p>Steffen1_1_94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95" calcext:value-type="float">
            <text:p>9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6];&quot;_&quot;;[.D96])" office:value-type="string" office:string-value="Steffen1_1_95" calcext:value-type="string">
            <text:p>Steffen1_1_95</text:p>
          </table:table-cell>
          <table:table-cell table:number-columns-repeated="1019"/>
        </table:table-row>
        <table:table-row table:style-name="ro9">
          <table:table-cell table:formula="of:=orig_name_1" office:value-type="string" office:string-value="A1_1" calcext:value-type="string">
            <text:p>A1_1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1" office:value-type="float" office:value="1" calcext:value-type="float">
            <text:p>1</text:p>
          </table:table-cell>
          <table:table-cell table:formula="of:=OFFSET(matrix_BC;MOD(ROW()-ROW([.$A$2]);ROWS(matrix_BC));TRUNC((ROW()-ROW([.$A$2]))/ROWS(matrix_BC));1;1)" office:value-type="float" office:value="96" calcext:value-type="float">
            <text:p>9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7];&quot;_&quot;;[.D97])" office:value-type="string" office:string-value="Steffen1_1_96" calcext:value-type="string">
            <text:p>Steffen1_1_96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97" calcext:value-type="float">
            <text:p>9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8];&quot;_&quot;;[.D98])" office:value-type="string" office:string-value="Steffen1_2_97" calcext:value-type="string">
            <text:p>Steffen1_2_97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98" calcext:value-type="float">
            <text:p>9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99];&quot;_&quot;;[.D99])" office:value-type="string" office:string-value="Steffen1_2_98" calcext:value-type="string">
            <text:p>Steffen1_2_98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99" calcext:value-type="float">
            <text:p>9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0];&quot;_&quot;;[.D100])" office:value-type="string" office:string-value="Steffen1_2_99" calcext:value-type="string">
            <text:p>Steffen1_2_99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00" calcext:value-type="float">
            <text:p>10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1];&quot;_&quot;;[.D101])" office:value-type="string" office:string-value="Steffen1_2_100" calcext:value-type="string">
            <text:p>Steffen1_2_100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01" calcext:value-type="float">
            <text:p>10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2];&quot;_&quot;;[.D102])" office:value-type="string" office:string-value="Steffen1_2_101" calcext:value-type="string">
            <text:p>Steffen1_2_101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02" calcext:value-type="float">
            <text:p>10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3];&quot;_&quot;;[.D103])" office:value-type="string" office:string-value="Steffen1_2_102" calcext:value-type="string">
            <text:p>Steffen1_2_102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03" calcext:value-type="float">
            <text:p>10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4];&quot;_&quot;;[.D104])" office:value-type="string" office:string-value="Steffen1_2_103" calcext:value-type="string">
            <text:p>Steffen1_2_103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04" calcext:value-type="float">
            <text:p>10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5];&quot;_&quot;;[.D105])" office:value-type="string" office:string-value="Steffen1_2_104" calcext:value-type="string">
            <text:p>Steffen1_2_104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05" calcext:value-type="float">
            <text:p>10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6];&quot;_&quot;;[.D106])" office:value-type="string" office:string-value="Steffen1_2_105" calcext:value-type="string">
            <text:p>Steffen1_2_105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06" calcext:value-type="float">
            <text:p>10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7];&quot;_&quot;;[.D107])" office:value-type="string" office:string-value="Steffen1_2_106" calcext:value-type="string">
            <text:p>Steffen1_2_106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07" calcext:value-type="float">
            <text:p>10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8];&quot;_&quot;;[.D108])" office:value-type="string" office:string-value="Steffen1_2_107" calcext:value-type="string">
            <text:p>Steffen1_2_107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08" calcext:value-type="float">
            <text:p>10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09];&quot;_&quot;;[.D109])" office:value-type="string" office:string-value="Steffen1_2_108" calcext:value-type="string">
            <text:p>Steffen1_2_108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09" calcext:value-type="float">
            <text:p>10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0];&quot;_&quot;;[.D110])" office:value-type="string" office:string-value="Steffen1_2_109" calcext:value-type="string">
            <text:p>Steffen1_2_109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10" calcext:value-type="float">
            <text:p>1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1];&quot;_&quot;;[.D111])" office:value-type="string" office:string-value="Steffen1_2_110" calcext:value-type="string">
            <text:p>Steffen1_2_110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11" calcext:value-type="float">
            <text:p>1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2];&quot;_&quot;;[.D112])" office:value-type="string" office:string-value="Steffen1_2_111" calcext:value-type="string">
            <text:p>Steffen1_2_111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12" calcext:value-type="float">
            <text:p>1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3];&quot;_&quot;;[.D113])" office:value-type="string" office:string-value="Steffen1_2_112" calcext:value-type="string">
            <text:p>Steffen1_2_112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13" calcext:value-type="float">
            <text:p>1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4];&quot;_&quot;;[.D114])" office:value-type="string" office:string-value="Steffen1_2_113" calcext:value-type="string">
            <text:p>Steffen1_2_113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14" calcext:value-type="float">
            <text:p>1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5];&quot;_&quot;;[.D115])" office:value-type="string" office:string-value="Steffen1_2_114" calcext:value-type="string">
            <text:p>Steffen1_2_114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15" calcext:value-type="float">
            <text:p>1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6];&quot;_&quot;;[.D116])" office:value-type="string" office:string-value="Steffen1_2_115" calcext:value-type="string">
            <text:p>Steffen1_2_115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16" calcext:value-type="float">
            <text:p>1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7];&quot;_&quot;;[.D117])" office:value-type="string" office:string-value="Steffen1_2_116" calcext:value-type="string">
            <text:p>Steffen1_2_116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17" calcext:value-type="float">
            <text:p>1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8];&quot;_&quot;;[.D118])" office:value-type="string" office:string-value="Steffen1_2_117" calcext:value-type="string">
            <text:p>Steffen1_2_117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18" calcext:value-type="float">
            <text:p>1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19];&quot;_&quot;;[.D119])" office:value-type="string" office:string-value="Steffen1_2_118" calcext:value-type="string">
            <text:p>Steffen1_2_118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19" calcext:value-type="float">
            <text:p>1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0];&quot;_&quot;;[.D120])" office:value-type="string" office:string-value="Steffen1_2_119" calcext:value-type="string">
            <text:p>Steffen1_2_119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20" calcext:value-type="float">
            <text:p>1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1];&quot;_&quot;;[.D121])" office:value-type="string" office:string-value="Steffen1_2_120" calcext:value-type="string">
            <text:p>Steffen1_2_120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21" calcext:value-type="float">
            <text:p>1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2];&quot;_&quot;;[.D122])" office:value-type="string" office:string-value="Steffen1_2_121" calcext:value-type="string">
            <text:p>Steffen1_2_121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22" calcext:value-type="float">
            <text:p>1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3];&quot;_&quot;;[.D123])" office:value-type="string" office:string-value="Steffen1_2_122" calcext:value-type="string">
            <text:p>Steffen1_2_122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23" calcext:value-type="float">
            <text:p>1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4];&quot;_&quot;;[.D124])" office:value-type="string" office:string-value="Steffen1_2_123" calcext:value-type="string">
            <text:p>Steffen1_2_123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24" calcext:value-type="float">
            <text:p>1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5];&quot;_&quot;;[.D125])" office:value-type="string" office:string-value="Steffen1_2_124" calcext:value-type="string">
            <text:p>Steffen1_2_124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25" calcext:value-type="float">
            <text:p>1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6];&quot;_&quot;;[.D126])" office:value-type="string" office:string-value="Steffen1_2_125" calcext:value-type="string">
            <text:p>Steffen1_2_125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26" calcext:value-type="float">
            <text:p>1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7];&quot;_&quot;;[.D127])" office:value-type="string" office:string-value="Steffen1_2_126" calcext:value-type="string">
            <text:p>Steffen1_2_126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27" calcext:value-type="float">
            <text:p>1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8];&quot;_&quot;;[.D128])" office:value-type="string" office:string-value="Steffen1_2_127" calcext:value-type="string">
            <text:p>Steffen1_2_127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28" calcext:value-type="float">
            <text:p>1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29];&quot;_&quot;;[.D129])" office:value-type="string" office:string-value="Steffen1_2_128" calcext:value-type="string">
            <text:p>Steffen1_2_128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29" calcext:value-type="float">
            <text:p>1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0];&quot;_&quot;;[.D130])" office:value-type="string" office:string-value="Steffen1_2_129" calcext:value-type="string">
            <text:p>Steffen1_2_129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30" calcext:value-type="float">
            <text:p>1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1];&quot;_&quot;;[.D131])" office:value-type="string" office:string-value="Steffen1_2_130" calcext:value-type="string">
            <text:p>Steffen1_2_130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31" calcext:value-type="float">
            <text:p>1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2];&quot;_&quot;;[.D132])" office:value-type="string" office:string-value="Steffen1_2_131" calcext:value-type="string">
            <text:p>Steffen1_2_131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32" calcext:value-type="float">
            <text:p>1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3];&quot;_&quot;;[.D133])" office:value-type="string" office:string-value="Steffen1_2_132" calcext:value-type="string">
            <text:p>Steffen1_2_132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33" calcext:value-type="float">
            <text:p>1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4];&quot;_&quot;;[.D134])" office:value-type="string" office:string-value="Steffen1_2_133" calcext:value-type="string">
            <text:p>Steffen1_2_133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34" calcext:value-type="float">
            <text:p>1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5];&quot;_&quot;;[.D135])" office:value-type="string" office:string-value="Steffen1_2_134" calcext:value-type="string">
            <text:p>Steffen1_2_134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35" calcext:value-type="float">
            <text:p>1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6];&quot;_&quot;;[.D136])" office:value-type="string" office:string-value="Steffen1_2_135" calcext:value-type="string">
            <text:p>Steffen1_2_135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36" calcext:value-type="float">
            <text:p>1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7];&quot;_&quot;;[.D137])" office:value-type="string" office:string-value="Steffen1_2_136" calcext:value-type="string">
            <text:p>Steffen1_2_136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37" calcext:value-type="float">
            <text:p>1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8];&quot;_&quot;;[.D138])" office:value-type="string" office:string-value="Steffen1_2_137" calcext:value-type="string">
            <text:p>Steffen1_2_137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38" calcext:value-type="float">
            <text:p>1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39];&quot;_&quot;;[.D139])" office:value-type="string" office:string-value="Steffen1_2_138" calcext:value-type="string">
            <text:p>Steffen1_2_138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39" calcext:value-type="float">
            <text:p>1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0];&quot;_&quot;;[.D140])" office:value-type="string" office:string-value="Steffen1_2_139" calcext:value-type="string">
            <text:p>Steffen1_2_139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40" calcext:value-type="float">
            <text:p>1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1];&quot;_&quot;;[.D141])" office:value-type="string" office:string-value="Steffen1_2_140" calcext:value-type="string">
            <text:p>Steffen1_2_140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41" calcext:value-type="float">
            <text:p>1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2];&quot;_&quot;;[.D142])" office:value-type="string" office:string-value="Steffen1_2_141" calcext:value-type="string">
            <text:p>Steffen1_2_141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42" calcext:value-type="float">
            <text:p>1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3];&quot;_&quot;;[.D143])" office:value-type="string" office:string-value="Steffen1_2_142" calcext:value-type="string">
            <text:p>Steffen1_2_142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43" calcext:value-type="float">
            <text:p>1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4];&quot;_&quot;;[.D144])" office:value-type="string" office:string-value="Steffen1_2_143" calcext:value-type="string">
            <text:p>Steffen1_2_143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44" calcext:value-type="float">
            <text:p>1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5];&quot;_&quot;;[.D145])" office:value-type="string" office:string-value="Steffen1_2_144" calcext:value-type="string">
            <text:p>Steffen1_2_144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45" calcext:value-type="float">
            <text:p>1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6];&quot;_&quot;;[.D146])" office:value-type="string" office:string-value="Steffen1_2_145" calcext:value-type="string">
            <text:p>Steffen1_2_145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46" calcext:value-type="float">
            <text:p>1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7];&quot;_&quot;;[.D147])" office:value-type="string" office:string-value="Steffen1_2_146" calcext:value-type="string">
            <text:p>Steffen1_2_146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47" calcext:value-type="float">
            <text:p>1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8];&quot;_&quot;;[.D148])" office:value-type="string" office:string-value="Steffen1_2_147" calcext:value-type="string">
            <text:p>Steffen1_2_147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48" calcext:value-type="float">
            <text:p>1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49];&quot;_&quot;;[.D149])" office:value-type="string" office:string-value="Steffen1_2_148" calcext:value-type="string">
            <text:p>Steffen1_2_148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49" calcext:value-type="float">
            <text:p>1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0];&quot;_&quot;;[.D150])" office:value-type="string" office:string-value="Steffen1_2_149" calcext:value-type="string">
            <text:p>Steffen1_2_149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50" calcext:value-type="float">
            <text:p>1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1];&quot;_&quot;;[.D151])" office:value-type="string" office:string-value="Steffen1_2_150" calcext:value-type="string">
            <text:p>Steffen1_2_150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51" calcext:value-type="float">
            <text:p>1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2];&quot;_&quot;;[.D152])" office:value-type="string" office:string-value="Steffen1_2_151" calcext:value-type="string">
            <text:p>Steffen1_2_151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52" calcext:value-type="float">
            <text:p>1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3];&quot;_&quot;;[.D153])" office:value-type="string" office:string-value="Steffen1_2_152" calcext:value-type="string">
            <text:p>Steffen1_2_152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53" calcext:value-type="float">
            <text:p>1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4];&quot;_&quot;;[.D154])" office:value-type="string" office:string-value="Steffen1_2_153" calcext:value-type="string">
            <text:p>Steffen1_2_153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54" calcext:value-type="float">
            <text:p>1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5];&quot;_&quot;;[.D155])" office:value-type="string" office:string-value="Steffen1_2_154" calcext:value-type="string">
            <text:p>Steffen1_2_154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55" calcext:value-type="float">
            <text:p>1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6];&quot;_&quot;;[.D156])" office:value-type="string" office:string-value="Steffen1_2_155" calcext:value-type="string">
            <text:p>Steffen1_2_155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56" calcext:value-type="float">
            <text:p>1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7];&quot;_&quot;;[.D157])" office:value-type="string" office:string-value="Steffen1_2_156" calcext:value-type="string">
            <text:p>Steffen1_2_156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57" calcext:value-type="float">
            <text:p>1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8];&quot;_&quot;;[.D158])" office:value-type="string" office:string-value="Steffen1_2_157" calcext:value-type="string">
            <text:p>Steffen1_2_157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58" calcext:value-type="float">
            <text:p>1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59];&quot;_&quot;;[.D159])" office:value-type="string" office:string-value="Steffen1_2_158" calcext:value-type="string">
            <text:p>Steffen1_2_158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59" calcext:value-type="float">
            <text:p>1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0];&quot;_&quot;;[.D160])" office:value-type="string" office:string-value="Steffen1_2_159" calcext:value-type="string">
            <text:p>Steffen1_2_159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60" calcext:value-type="float">
            <text:p>1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1];&quot;_&quot;;[.D161])" office:value-type="string" office:string-value="Steffen1_2_160" calcext:value-type="string">
            <text:p>Steffen1_2_160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61" calcext:value-type="float">
            <text:p>1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2];&quot;_&quot;;[.D162])" office:value-type="string" office:string-value="Steffen1_2_161" calcext:value-type="string">
            <text:p>Steffen1_2_161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62" calcext:value-type="float">
            <text:p>1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3];&quot;_&quot;;[.D163])" office:value-type="string" office:string-value="Steffen1_2_162" calcext:value-type="string">
            <text:p>Steffen1_2_162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63" calcext:value-type="float">
            <text:p>1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4];&quot;_&quot;;[.D164])" office:value-type="string" office:string-value="Steffen1_2_163" calcext:value-type="string">
            <text:p>Steffen1_2_163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64" calcext:value-type="float">
            <text:p>1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5];&quot;_&quot;;[.D165])" office:value-type="string" office:string-value="Steffen1_2_164" calcext:value-type="string">
            <text:p>Steffen1_2_164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65" calcext:value-type="float">
            <text:p>1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6];&quot;_&quot;;[.D166])" office:value-type="string" office:string-value="Steffen1_2_165" calcext:value-type="string">
            <text:p>Steffen1_2_165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66" calcext:value-type="float">
            <text:p>1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7];&quot;_&quot;;[.D167])" office:value-type="string" office:string-value="Steffen1_2_166" calcext:value-type="string">
            <text:p>Steffen1_2_166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67" calcext:value-type="float">
            <text:p>1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8];&quot;_&quot;;[.D168])" office:value-type="string" office:string-value="Steffen1_2_167" calcext:value-type="string">
            <text:p>Steffen1_2_167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68" calcext:value-type="float">
            <text:p>1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69];&quot;_&quot;;[.D169])" office:value-type="string" office:string-value="Steffen1_2_168" calcext:value-type="string">
            <text:p>Steffen1_2_168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69" calcext:value-type="float">
            <text:p>1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0];&quot;_&quot;;[.D170])" office:value-type="string" office:string-value="Steffen1_2_169" calcext:value-type="string">
            <text:p>Steffen1_2_169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70" calcext:value-type="float">
            <text:p>1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1];&quot;_&quot;;[.D171])" office:value-type="string" office:string-value="Steffen1_2_170" calcext:value-type="string">
            <text:p>Steffen1_2_170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71" calcext:value-type="float">
            <text:p>1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2];&quot;_&quot;;[.D172])" office:value-type="string" office:string-value="Steffen1_2_171" calcext:value-type="string">
            <text:p>Steffen1_2_171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72" calcext:value-type="float">
            <text:p>1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3];&quot;_&quot;;[.D173])" office:value-type="string" office:string-value="Steffen1_2_172" calcext:value-type="string">
            <text:p>Steffen1_2_172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73" calcext:value-type="float">
            <text:p>1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4];&quot;_&quot;;[.D174])" office:value-type="string" office:string-value="Steffen1_2_173" calcext:value-type="string">
            <text:p>Steffen1_2_173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74" calcext:value-type="float">
            <text:p>1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5];&quot;_&quot;;[.D175])" office:value-type="string" office:string-value="Steffen1_2_174" calcext:value-type="string">
            <text:p>Steffen1_2_174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75" calcext:value-type="float">
            <text:p>1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6];&quot;_&quot;;[.D176])" office:value-type="string" office:string-value="Steffen1_2_175" calcext:value-type="string">
            <text:p>Steffen1_2_175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76" calcext:value-type="float">
            <text:p>1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7];&quot;_&quot;;[.D177])" office:value-type="string" office:string-value="Steffen1_2_176" calcext:value-type="string">
            <text:p>Steffen1_2_176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77" calcext:value-type="float">
            <text:p>1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8];&quot;_&quot;;[.D178])" office:value-type="string" office:string-value="Steffen1_2_177" calcext:value-type="string">
            <text:p>Steffen1_2_177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78" calcext:value-type="float">
            <text:p>1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79];&quot;_&quot;;[.D179])" office:value-type="string" office:string-value="Steffen1_2_178" calcext:value-type="string">
            <text:p>Steffen1_2_178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79" calcext:value-type="float">
            <text:p>1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0];&quot;_&quot;;[.D180])" office:value-type="string" office:string-value="Steffen1_2_179" calcext:value-type="string">
            <text:p>Steffen1_2_179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80" calcext:value-type="float">
            <text:p>1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1];&quot;_&quot;;[.D181])" office:value-type="string" office:string-value="Steffen1_2_180" calcext:value-type="string">
            <text:p>Steffen1_2_180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81" calcext:value-type="float">
            <text:p>1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2];&quot;_&quot;;[.D182])" office:value-type="string" office:string-value="Steffen1_2_181" calcext:value-type="string">
            <text:p>Steffen1_2_181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82" calcext:value-type="float">
            <text:p>1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3];&quot;_&quot;;[.D183])" office:value-type="string" office:string-value="Steffen1_2_182" calcext:value-type="string">
            <text:p>Steffen1_2_182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83" calcext:value-type="float">
            <text:p>1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4];&quot;_&quot;;[.D184])" office:value-type="string" office:string-value="Steffen1_2_183" calcext:value-type="string">
            <text:p>Steffen1_2_183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84" calcext:value-type="float">
            <text:p>1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5];&quot;_&quot;;[.D185])" office:value-type="string" office:string-value="Steffen1_2_184" calcext:value-type="string">
            <text:p>Steffen1_2_184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85" calcext:value-type="float">
            <text:p>1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6];&quot;_&quot;;[.D186])" office:value-type="string" office:string-value="Steffen1_2_185" calcext:value-type="string">
            <text:p>Steffen1_2_185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86" calcext:value-type="float">
            <text:p>1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7];&quot;_&quot;;[.D187])" office:value-type="string" office:string-value="Steffen1_2_186" calcext:value-type="string">
            <text:p>Steffen1_2_186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87" calcext:value-type="float">
            <text:p>1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8];&quot;_&quot;;[.D188])" office:value-type="string" office:string-value="Steffen1_2_187" calcext:value-type="string">
            <text:p>Steffen1_2_187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88" calcext:value-type="float">
            <text:p>1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89];&quot;_&quot;;[.D189])" office:value-type="string" office:string-value="Steffen1_2_188" calcext:value-type="string">
            <text:p>Steffen1_2_188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89" calcext:value-type="float">
            <text:p>1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0];&quot;_&quot;;[.D190])" office:value-type="string" office:string-value="Steffen1_2_189" calcext:value-type="string">
            <text:p>Steffen1_2_189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90" calcext:value-type="float">
            <text:p>1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1];&quot;_&quot;;[.D191])" office:value-type="string" office:string-value="Steffen1_2_190" calcext:value-type="string">
            <text:p>Steffen1_2_190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91" calcext:value-type="float">
            <text:p>1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2];&quot;_&quot;;[.D192])" office:value-type="string" office:string-value="Steffen1_2_191" calcext:value-type="string">
            <text:p>Steffen1_2_191</text:p>
          </table:table-cell>
          <table:table-cell table:number-columns-repeated="1019"/>
        </table:table-row>
        <table:table-row table:style-name="ro9">
          <table:table-cell table:formula="of:=orig_name_2" office:value-type="string" office:string-value="A1_2" calcext:value-type="string">
            <text:p>A1_2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2" office:value-type="float" office:value="2" calcext:value-type="float">
            <text:p>2</text:p>
          </table:table-cell>
          <table:table-cell table:formula="of:=OFFSET(matrix_BC;MOD(ROW()-ROW([.$A$2]);ROWS(matrix_BC));TRUNC((ROW()-ROW([.$A$2]))/ROWS(matrix_BC));1;1)" office:value-type="float" office:value="192" calcext:value-type="float">
            <text:p>1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3];&quot;_&quot;;[.D193])" office:value-type="string" office:string-value="Steffen1_2_192" calcext:value-type="string">
            <text:p>Steffen1_2_19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" calcext:value-type="float">
            <text:p>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4];&quot;_&quot;;[.D194])" office:value-type="string" office:string-value="Steffen1_3_1" calcext:value-type="string">
            <text:p>Steffen1_3_1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" calcext:value-type="float">
            <text:p>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5];&quot;_&quot;;[.D195])" office:value-type="string" office:string-value="Steffen1_3_2" calcext:value-type="string">
            <text:p>Steffen1_3_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" calcext:value-type="float">
            <text:p>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6];&quot;_&quot;;[.D196])" office:value-type="string" office:string-value="Steffen1_3_3" calcext:value-type="string">
            <text:p>Steffen1_3_3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" calcext:value-type="float">
            <text:p>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7];&quot;_&quot;;[.D197])" office:value-type="string" office:string-value="Steffen1_3_4" calcext:value-type="string">
            <text:p>Steffen1_3_4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" calcext:value-type="float">
            <text:p>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8];&quot;_&quot;;[.D198])" office:value-type="string" office:string-value="Steffen1_3_5" calcext:value-type="string">
            <text:p>Steffen1_3_5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" calcext:value-type="float">
            <text:p>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199];&quot;_&quot;;[.D199])" office:value-type="string" office:string-value="Steffen1_3_6" calcext:value-type="string">
            <text:p>Steffen1_3_6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" calcext:value-type="float">
            <text:p>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0];&quot;_&quot;;[.D200])" office:value-type="string" office:string-value="Steffen1_3_7" calcext:value-type="string">
            <text:p>Steffen1_3_7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" calcext:value-type="float">
            <text:p>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1];&quot;_&quot;;[.D201])" office:value-type="string" office:string-value="Steffen1_3_8" calcext:value-type="string">
            <text:p>Steffen1_3_8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9" calcext:value-type="float">
            <text:p>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2];&quot;_&quot;;[.D202])" office:value-type="string" office:string-value="Steffen1_3_9" calcext:value-type="string">
            <text:p>Steffen1_3_9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0" calcext:value-type="float">
            <text:p>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3];&quot;_&quot;;[.D203])" office:value-type="string" office:string-value="Steffen1_3_10" calcext:value-type="string">
            <text:p>Steffen1_3_10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1" calcext:value-type="float">
            <text:p>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4];&quot;_&quot;;[.D204])" office:value-type="string" office:string-value="Steffen1_3_11" calcext:value-type="string">
            <text:p>Steffen1_3_11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2" calcext:value-type="float">
            <text:p>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5];&quot;_&quot;;[.D205])" office:value-type="string" office:string-value="Steffen1_3_12" calcext:value-type="string">
            <text:p>Steffen1_3_1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3" calcext:value-type="float">
            <text:p>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6];&quot;_&quot;;[.D206])" office:value-type="string" office:string-value="Steffen1_3_13" calcext:value-type="string">
            <text:p>Steffen1_3_13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4" calcext:value-type="float">
            <text:p>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7];&quot;_&quot;;[.D207])" office:value-type="string" office:string-value="Steffen1_3_14" calcext:value-type="string">
            <text:p>Steffen1_3_14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5" calcext:value-type="float">
            <text:p>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8];&quot;_&quot;;[.D208])" office:value-type="string" office:string-value="Steffen1_3_15" calcext:value-type="string">
            <text:p>Steffen1_3_15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6" calcext:value-type="float">
            <text:p>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09];&quot;_&quot;;[.D209])" office:value-type="string" office:string-value="Steffen1_3_16" calcext:value-type="string">
            <text:p>Steffen1_3_16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7" calcext:value-type="float">
            <text:p>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0];&quot;_&quot;;[.D210])" office:value-type="string" office:string-value="Steffen1_3_17" calcext:value-type="string">
            <text:p>Steffen1_3_17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8" calcext:value-type="float">
            <text:p>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1];&quot;_&quot;;[.D211])" office:value-type="string" office:string-value="Steffen1_3_18" calcext:value-type="string">
            <text:p>Steffen1_3_18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19" calcext:value-type="float">
            <text:p>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2];&quot;_&quot;;[.D212])" office:value-type="string" office:string-value="Steffen1_3_19" calcext:value-type="string">
            <text:p>Steffen1_3_19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0" calcext:value-type="float">
            <text:p>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3];&quot;_&quot;;[.D213])" office:value-type="string" office:string-value="Steffen1_3_20" calcext:value-type="string">
            <text:p>Steffen1_3_20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1" calcext:value-type="float">
            <text:p>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4];&quot;_&quot;;[.D214])" office:value-type="string" office:string-value="Steffen1_3_21" calcext:value-type="string">
            <text:p>Steffen1_3_21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2" calcext:value-type="float">
            <text:p>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5];&quot;_&quot;;[.D215])" office:value-type="string" office:string-value="Steffen1_3_22" calcext:value-type="string">
            <text:p>Steffen1_3_2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3" calcext:value-type="float">
            <text:p>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6];&quot;_&quot;;[.D216])" office:value-type="string" office:string-value="Steffen1_3_23" calcext:value-type="string">
            <text:p>Steffen1_3_23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4" calcext:value-type="float">
            <text:p>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7];&quot;_&quot;;[.D217])" office:value-type="string" office:string-value="Steffen1_3_24" calcext:value-type="string">
            <text:p>Steffen1_3_24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5" calcext:value-type="float">
            <text:p>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8];&quot;_&quot;;[.D218])" office:value-type="string" office:string-value="Steffen1_3_25" calcext:value-type="string">
            <text:p>Steffen1_3_25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6" calcext:value-type="float">
            <text:p>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19];&quot;_&quot;;[.D219])" office:value-type="string" office:string-value="Steffen1_3_26" calcext:value-type="string">
            <text:p>Steffen1_3_26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7" calcext:value-type="float">
            <text:p>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0];&quot;_&quot;;[.D220])" office:value-type="string" office:string-value="Steffen1_3_27" calcext:value-type="string">
            <text:p>Steffen1_3_27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8" calcext:value-type="float">
            <text:p>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1];&quot;_&quot;;[.D221])" office:value-type="string" office:string-value="Steffen1_3_28" calcext:value-type="string">
            <text:p>Steffen1_3_28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29" calcext:value-type="float">
            <text:p>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2];&quot;_&quot;;[.D222])" office:value-type="string" office:string-value="Steffen1_3_29" calcext:value-type="string">
            <text:p>Steffen1_3_29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0" calcext:value-type="float">
            <text:p>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3];&quot;_&quot;;[.D223])" office:value-type="string" office:string-value="Steffen1_3_30" calcext:value-type="string">
            <text:p>Steffen1_3_30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1" calcext:value-type="float">
            <text:p>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4];&quot;_&quot;;[.D224])" office:value-type="string" office:string-value="Steffen1_3_31" calcext:value-type="string">
            <text:p>Steffen1_3_31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2" calcext:value-type="float">
            <text:p>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5];&quot;_&quot;;[.D225])" office:value-type="string" office:string-value="Steffen1_3_32" calcext:value-type="string">
            <text:p>Steffen1_3_3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3" calcext:value-type="float">
            <text:p>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6];&quot;_&quot;;[.D226])" office:value-type="string" office:string-value="Steffen1_3_33" calcext:value-type="string">
            <text:p>Steffen1_3_33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4" calcext:value-type="float">
            <text:p>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7];&quot;_&quot;;[.D227])" office:value-type="string" office:string-value="Steffen1_3_34" calcext:value-type="string">
            <text:p>Steffen1_3_34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5" calcext:value-type="float">
            <text:p>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8];&quot;_&quot;;[.D228])" office:value-type="string" office:string-value="Steffen1_3_35" calcext:value-type="string">
            <text:p>Steffen1_3_35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6" calcext:value-type="float">
            <text:p>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29];&quot;_&quot;;[.D229])" office:value-type="string" office:string-value="Steffen1_3_36" calcext:value-type="string">
            <text:p>Steffen1_3_36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7" calcext:value-type="float">
            <text:p>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0];&quot;_&quot;;[.D230])" office:value-type="string" office:string-value="Steffen1_3_37" calcext:value-type="string">
            <text:p>Steffen1_3_37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8" calcext:value-type="float">
            <text:p>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1];&quot;_&quot;;[.D231])" office:value-type="string" office:string-value="Steffen1_3_38" calcext:value-type="string">
            <text:p>Steffen1_3_38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39" calcext:value-type="float">
            <text:p>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2];&quot;_&quot;;[.D232])" office:value-type="string" office:string-value="Steffen1_3_39" calcext:value-type="string">
            <text:p>Steffen1_3_39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0" calcext:value-type="float">
            <text:p>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3];&quot;_&quot;;[.D233])" office:value-type="string" office:string-value="Steffen1_3_40" calcext:value-type="string">
            <text:p>Steffen1_3_40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1" calcext:value-type="float">
            <text:p>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4];&quot;_&quot;;[.D234])" office:value-type="string" office:string-value="Steffen1_3_41" calcext:value-type="string">
            <text:p>Steffen1_3_41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2" calcext:value-type="float">
            <text:p>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5];&quot;_&quot;;[.D235])" office:value-type="string" office:string-value="Steffen1_3_42" calcext:value-type="string">
            <text:p>Steffen1_3_4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3" calcext:value-type="float">
            <text:p>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6];&quot;_&quot;;[.D236])" office:value-type="string" office:string-value="Steffen1_3_43" calcext:value-type="string">
            <text:p>Steffen1_3_43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4" calcext:value-type="float">
            <text:p>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7];&quot;_&quot;;[.D237])" office:value-type="string" office:string-value="Steffen1_3_44" calcext:value-type="string">
            <text:p>Steffen1_3_44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5" calcext:value-type="float">
            <text:p>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8];&quot;_&quot;;[.D238])" office:value-type="string" office:string-value="Steffen1_3_45" calcext:value-type="string">
            <text:p>Steffen1_3_45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6" calcext:value-type="float">
            <text:p>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39];&quot;_&quot;;[.D239])" office:value-type="string" office:string-value="Steffen1_3_46" calcext:value-type="string">
            <text:p>Steffen1_3_46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7" calcext:value-type="float">
            <text:p>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0];&quot;_&quot;;[.D240])" office:value-type="string" office:string-value="Steffen1_3_47" calcext:value-type="string">
            <text:p>Steffen1_3_47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8" calcext:value-type="float">
            <text:p>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1];&quot;_&quot;;[.D241])" office:value-type="string" office:string-value="Steffen1_3_48" calcext:value-type="string">
            <text:p>Steffen1_3_48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49" calcext:value-type="float">
            <text:p>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2];&quot;_&quot;;[.D242])" office:value-type="string" office:string-value="Steffen1_3_49" calcext:value-type="string">
            <text:p>Steffen1_3_49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0" calcext:value-type="float">
            <text:p>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3];&quot;_&quot;;[.D243])" office:value-type="string" office:string-value="Steffen1_3_50" calcext:value-type="string">
            <text:p>Steffen1_3_50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1" calcext:value-type="float">
            <text:p>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4];&quot;_&quot;;[.D244])" office:value-type="string" office:string-value="Steffen1_3_51" calcext:value-type="string">
            <text:p>Steffen1_3_51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2" calcext:value-type="float">
            <text:p>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5];&quot;_&quot;;[.D245])" office:value-type="string" office:string-value="Steffen1_3_52" calcext:value-type="string">
            <text:p>Steffen1_3_5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3" calcext:value-type="float">
            <text:p>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6];&quot;_&quot;;[.D246])" office:value-type="string" office:string-value="Steffen1_3_53" calcext:value-type="string">
            <text:p>Steffen1_3_53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4" calcext:value-type="float">
            <text:p>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7];&quot;_&quot;;[.D247])" office:value-type="string" office:string-value="Steffen1_3_54" calcext:value-type="string">
            <text:p>Steffen1_3_54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5" calcext:value-type="float">
            <text:p>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8];&quot;_&quot;;[.D248])" office:value-type="string" office:string-value="Steffen1_3_55" calcext:value-type="string">
            <text:p>Steffen1_3_55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6" calcext:value-type="float">
            <text:p>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49];&quot;_&quot;;[.D249])" office:value-type="string" office:string-value="Steffen1_3_56" calcext:value-type="string">
            <text:p>Steffen1_3_56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7" calcext:value-type="float">
            <text:p>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0];&quot;_&quot;;[.D250])" office:value-type="string" office:string-value="Steffen1_3_57" calcext:value-type="string">
            <text:p>Steffen1_3_57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8" calcext:value-type="float">
            <text:p>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1];&quot;_&quot;;[.D251])" office:value-type="string" office:string-value="Steffen1_3_58" calcext:value-type="string">
            <text:p>Steffen1_3_58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59" calcext:value-type="float">
            <text:p>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2];&quot;_&quot;;[.D252])" office:value-type="string" office:string-value="Steffen1_3_59" calcext:value-type="string">
            <text:p>Steffen1_3_59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0" calcext:value-type="float">
            <text:p>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3];&quot;_&quot;;[.D253])" office:value-type="string" office:string-value="Steffen1_3_60" calcext:value-type="string">
            <text:p>Steffen1_3_60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1" calcext:value-type="float">
            <text:p>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4];&quot;_&quot;;[.D254])" office:value-type="string" office:string-value="Steffen1_3_61" calcext:value-type="string">
            <text:p>Steffen1_3_61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2" calcext:value-type="float">
            <text:p>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5];&quot;_&quot;;[.D255])" office:value-type="string" office:string-value="Steffen1_3_62" calcext:value-type="string">
            <text:p>Steffen1_3_6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3" calcext:value-type="float">
            <text:p>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6];&quot;_&quot;;[.D256])" office:value-type="string" office:string-value="Steffen1_3_63" calcext:value-type="string">
            <text:p>Steffen1_3_63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4" calcext:value-type="float">
            <text:p>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7];&quot;_&quot;;[.D257])" office:value-type="string" office:string-value="Steffen1_3_64" calcext:value-type="string">
            <text:p>Steffen1_3_64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5" calcext:value-type="float">
            <text:p>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8];&quot;_&quot;;[.D258])" office:value-type="string" office:string-value="Steffen1_3_65" calcext:value-type="string">
            <text:p>Steffen1_3_65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6" calcext:value-type="float">
            <text:p>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59];&quot;_&quot;;[.D259])" office:value-type="string" office:string-value="Steffen1_3_66" calcext:value-type="string">
            <text:p>Steffen1_3_66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7" calcext:value-type="float">
            <text:p>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0];&quot;_&quot;;[.D260])" office:value-type="string" office:string-value="Steffen1_3_67" calcext:value-type="string">
            <text:p>Steffen1_3_67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8" calcext:value-type="float">
            <text:p>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1];&quot;_&quot;;[.D261])" office:value-type="string" office:string-value="Steffen1_3_68" calcext:value-type="string">
            <text:p>Steffen1_3_68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69" calcext:value-type="float">
            <text:p>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2];&quot;_&quot;;[.D262])" office:value-type="string" office:string-value="Steffen1_3_69" calcext:value-type="string">
            <text:p>Steffen1_3_69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0" calcext:value-type="float">
            <text:p>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3];&quot;_&quot;;[.D263])" office:value-type="string" office:string-value="Steffen1_3_70" calcext:value-type="string">
            <text:p>Steffen1_3_70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1" calcext:value-type="float">
            <text:p>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4];&quot;_&quot;;[.D264])" office:value-type="string" office:string-value="Steffen1_3_71" calcext:value-type="string">
            <text:p>Steffen1_3_71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2" calcext:value-type="float">
            <text:p>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5];&quot;_&quot;;[.D265])" office:value-type="string" office:string-value="Steffen1_3_72" calcext:value-type="string">
            <text:p>Steffen1_3_7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3" calcext:value-type="float">
            <text:p>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6];&quot;_&quot;;[.D266])" office:value-type="string" office:string-value="Steffen1_3_73" calcext:value-type="string">
            <text:p>Steffen1_3_73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4" calcext:value-type="float">
            <text:p>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7];&quot;_&quot;;[.D267])" office:value-type="string" office:string-value="Steffen1_3_74" calcext:value-type="string">
            <text:p>Steffen1_3_74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5" calcext:value-type="float">
            <text:p>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8];&quot;_&quot;;[.D268])" office:value-type="string" office:string-value="Steffen1_3_75" calcext:value-type="string">
            <text:p>Steffen1_3_75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6" calcext:value-type="float">
            <text:p>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69];&quot;_&quot;;[.D269])" office:value-type="string" office:string-value="Steffen1_3_76" calcext:value-type="string">
            <text:p>Steffen1_3_76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7" calcext:value-type="float">
            <text:p>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0];&quot;_&quot;;[.D270])" office:value-type="string" office:string-value="Steffen1_3_77" calcext:value-type="string">
            <text:p>Steffen1_3_77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8" calcext:value-type="float">
            <text:p>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1];&quot;_&quot;;[.D271])" office:value-type="string" office:string-value="Steffen1_3_78" calcext:value-type="string">
            <text:p>Steffen1_3_78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79" calcext:value-type="float">
            <text:p>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2];&quot;_&quot;;[.D272])" office:value-type="string" office:string-value="Steffen1_3_79" calcext:value-type="string">
            <text:p>Steffen1_3_79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0" calcext:value-type="float">
            <text:p>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3];&quot;_&quot;;[.D273])" office:value-type="string" office:string-value="Steffen1_3_80" calcext:value-type="string">
            <text:p>Steffen1_3_80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1" calcext:value-type="float">
            <text:p>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4];&quot;_&quot;;[.D274])" office:value-type="string" office:string-value="Steffen1_3_81" calcext:value-type="string">
            <text:p>Steffen1_3_81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2" calcext:value-type="float">
            <text:p>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5];&quot;_&quot;;[.D275])" office:value-type="string" office:string-value="Steffen1_3_82" calcext:value-type="string">
            <text:p>Steffen1_3_8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3" calcext:value-type="float">
            <text:p>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6];&quot;_&quot;;[.D276])" office:value-type="string" office:string-value="Steffen1_3_83" calcext:value-type="string">
            <text:p>Steffen1_3_83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4" calcext:value-type="float">
            <text:p>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7];&quot;_&quot;;[.D277])" office:value-type="string" office:string-value="Steffen1_3_84" calcext:value-type="string">
            <text:p>Steffen1_3_84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5" calcext:value-type="float">
            <text:p>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8];&quot;_&quot;;[.D278])" office:value-type="string" office:string-value="Steffen1_3_85" calcext:value-type="string">
            <text:p>Steffen1_3_85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6" calcext:value-type="float">
            <text:p>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79];&quot;_&quot;;[.D279])" office:value-type="string" office:string-value="Steffen1_3_86" calcext:value-type="string">
            <text:p>Steffen1_3_86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7" calcext:value-type="float">
            <text:p>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0];&quot;_&quot;;[.D280])" office:value-type="string" office:string-value="Steffen1_3_87" calcext:value-type="string">
            <text:p>Steffen1_3_87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8" calcext:value-type="float">
            <text:p>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1];&quot;_&quot;;[.D281])" office:value-type="string" office:string-value="Steffen1_3_88" calcext:value-type="string">
            <text:p>Steffen1_3_88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89" calcext:value-type="float">
            <text:p>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2];&quot;_&quot;;[.D282])" office:value-type="string" office:string-value="Steffen1_3_89" calcext:value-type="string">
            <text:p>Steffen1_3_89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90" calcext:value-type="float">
            <text:p>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3];&quot;_&quot;;[.D283])" office:value-type="string" office:string-value="Steffen1_3_90" calcext:value-type="string">
            <text:p>Steffen1_3_90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91" calcext:value-type="float">
            <text:p>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4];&quot;_&quot;;[.D284])" office:value-type="string" office:string-value="Steffen1_3_91" calcext:value-type="string">
            <text:p>Steffen1_3_91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92" calcext:value-type="float">
            <text:p>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5];&quot;_&quot;;[.D285])" office:value-type="string" office:string-value="Steffen1_3_92" calcext:value-type="string">
            <text:p>Steffen1_3_92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93" calcext:value-type="float">
            <text:p>9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6];&quot;_&quot;;[.D286])" office:value-type="string" office:string-value="Steffen1_3_93" calcext:value-type="string">
            <text:p>Steffen1_3_93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94" calcext:value-type="float">
            <text:p>9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7];&quot;_&quot;;[.D287])" office:value-type="string" office:string-value="Steffen1_3_94" calcext:value-type="string">
            <text:p>Steffen1_3_94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95" calcext:value-type="float">
            <text:p>9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8];&quot;_&quot;;[.D288])" office:value-type="string" office:string-value="Steffen1_3_95" calcext:value-type="string">
            <text:p>Steffen1_3_95</text:p>
          </table:table-cell>
          <table:table-cell table:number-columns-repeated="1019"/>
        </table:table-row>
        <table:table-row table:style-name="ro9">
          <table:table-cell table:formula="of:=orig_name_3" office:value-type="string" office:string-value="A1_3" calcext:value-type="string">
            <text:p>A1_3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3" office:value-type="float" office:value="3" calcext:value-type="float">
            <text:p>3</text:p>
          </table:table-cell>
          <table:table-cell table:formula="of:=OFFSET(matrix_BC;MOD(ROW()-ROW([.$A$2]);ROWS(matrix_BC));TRUNC((ROW()-ROW([.$A$2]))/ROWS(matrix_BC));1;1)" office:value-type="float" office:value="96" calcext:value-type="float">
            <text:p>9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89];&quot;_&quot;;[.D289])" office:value-type="string" office:string-value="Steffen1_3_96" calcext:value-type="string">
            <text:p>Steffen1_3_96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97" calcext:value-type="float">
            <text:p>9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0];&quot;_&quot;;[.D290])" office:value-type="string" office:string-value="Steffen1_4_97" calcext:value-type="string">
            <text:p>Steffen1_4_97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98" calcext:value-type="float">
            <text:p>9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1];&quot;_&quot;;[.D291])" office:value-type="string" office:string-value="Steffen1_4_98" calcext:value-type="string">
            <text:p>Steffen1_4_98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99" calcext:value-type="float">
            <text:p>9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2];&quot;_&quot;;[.D292])" office:value-type="string" office:string-value="Steffen1_4_99" calcext:value-type="string">
            <text:p>Steffen1_4_99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00" calcext:value-type="float">
            <text:p>10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3];&quot;_&quot;;[.D293])" office:value-type="string" office:string-value="Steffen1_4_100" calcext:value-type="string">
            <text:p>Steffen1_4_100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01" calcext:value-type="float">
            <text:p>10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4];&quot;_&quot;;[.D294])" office:value-type="string" office:string-value="Steffen1_4_101" calcext:value-type="string">
            <text:p>Steffen1_4_101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02" calcext:value-type="float">
            <text:p>10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5];&quot;_&quot;;[.D295])" office:value-type="string" office:string-value="Steffen1_4_102" calcext:value-type="string">
            <text:p>Steffen1_4_102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03" calcext:value-type="float">
            <text:p>10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6];&quot;_&quot;;[.D296])" office:value-type="string" office:string-value="Steffen1_4_103" calcext:value-type="string">
            <text:p>Steffen1_4_103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04" calcext:value-type="float">
            <text:p>10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7];&quot;_&quot;;[.D297])" office:value-type="string" office:string-value="Steffen1_4_104" calcext:value-type="string">
            <text:p>Steffen1_4_104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05" calcext:value-type="float">
            <text:p>10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8];&quot;_&quot;;[.D298])" office:value-type="string" office:string-value="Steffen1_4_105" calcext:value-type="string">
            <text:p>Steffen1_4_105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06" calcext:value-type="float">
            <text:p>10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299];&quot;_&quot;;[.D299])" office:value-type="string" office:string-value="Steffen1_4_106" calcext:value-type="string">
            <text:p>Steffen1_4_106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07" calcext:value-type="float">
            <text:p>10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0];&quot;_&quot;;[.D300])" office:value-type="string" office:string-value="Steffen1_4_107" calcext:value-type="string">
            <text:p>Steffen1_4_107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08" calcext:value-type="float">
            <text:p>10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1];&quot;_&quot;;[.D301])" office:value-type="string" office:string-value="Steffen1_4_108" calcext:value-type="string">
            <text:p>Steffen1_4_108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09" calcext:value-type="float">
            <text:p>10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2];&quot;_&quot;;[.D302])" office:value-type="string" office:string-value="Steffen1_4_109" calcext:value-type="string">
            <text:p>Steffen1_4_109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10" calcext:value-type="float">
            <text:p>11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3];&quot;_&quot;;[.D303])" office:value-type="string" office:string-value="Steffen1_4_110" calcext:value-type="string">
            <text:p>Steffen1_4_110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11" calcext:value-type="float">
            <text:p>11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4];&quot;_&quot;;[.D304])" office:value-type="string" office:string-value="Steffen1_4_111" calcext:value-type="string">
            <text:p>Steffen1_4_111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12" calcext:value-type="float">
            <text:p>11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5];&quot;_&quot;;[.D305])" office:value-type="string" office:string-value="Steffen1_4_112" calcext:value-type="string">
            <text:p>Steffen1_4_112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13" calcext:value-type="float">
            <text:p>11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6];&quot;_&quot;;[.D306])" office:value-type="string" office:string-value="Steffen1_4_113" calcext:value-type="string">
            <text:p>Steffen1_4_113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14" calcext:value-type="float">
            <text:p>11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7];&quot;_&quot;;[.D307])" office:value-type="string" office:string-value="Steffen1_4_114" calcext:value-type="string">
            <text:p>Steffen1_4_114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15" calcext:value-type="float">
            <text:p>11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8];&quot;_&quot;;[.D308])" office:value-type="string" office:string-value="Steffen1_4_115" calcext:value-type="string">
            <text:p>Steffen1_4_115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16" calcext:value-type="float">
            <text:p>11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09];&quot;_&quot;;[.D309])" office:value-type="string" office:string-value="Steffen1_4_116" calcext:value-type="string">
            <text:p>Steffen1_4_116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17" calcext:value-type="float">
            <text:p>11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0];&quot;_&quot;;[.D310])" office:value-type="string" office:string-value="Steffen1_4_117" calcext:value-type="string">
            <text:p>Steffen1_4_117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18" calcext:value-type="float">
            <text:p>11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1];&quot;_&quot;;[.D311])" office:value-type="string" office:string-value="Steffen1_4_118" calcext:value-type="string">
            <text:p>Steffen1_4_118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19" calcext:value-type="float">
            <text:p>11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2];&quot;_&quot;;[.D312])" office:value-type="string" office:string-value="Steffen1_4_119" calcext:value-type="string">
            <text:p>Steffen1_4_119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20" calcext:value-type="float">
            <text:p>12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3];&quot;_&quot;;[.D313])" office:value-type="string" office:string-value="Steffen1_4_120" calcext:value-type="string">
            <text:p>Steffen1_4_120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21" calcext:value-type="float">
            <text:p>12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4];&quot;_&quot;;[.D314])" office:value-type="string" office:string-value="Steffen1_4_121" calcext:value-type="string">
            <text:p>Steffen1_4_121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22" calcext:value-type="float">
            <text:p>12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5];&quot;_&quot;;[.D315])" office:value-type="string" office:string-value="Steffen1_4_122" calcext:value-type="string">
            <text:p>Steffen1_4_122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23" calcext:value-type="float">
            <text:p>12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6];&quot;_&quot;;[.D316])" office:value-type="string" office:string-value="Steffen1_4_123" calcext:value-type="string">
            <text:p>Steffen1_4_123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24" calcext:value-type="float">
            <text:p>12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7];&quot;_&quot;;[.D317])" office:value-type="string" office:string-value="Steffen1_4_124" calcext:value-type="string">
            <text:p>Steffen1_4_124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25" calcext:value-type="float">
            <text:p>12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8];&quot;_&quot;;[.D318])" office:value-type="string" office:string-value="Steffen1_4_125" calcext:value-type="string">
            <text:p>Steffen1_4_125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26" calcext:value-type="float">
            <text:p>12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19];&quot;_&quot;;[.D319])" office:value-type="string" office:string-value="Steffen1_4_126" calcext:value-type="string">
            <text:p>Steffen1_4_126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27" calcext:value-type="float">
            <text:p>12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0];&quot;_&quot;;[.D320])" office:value-type="string" office:string-value="Steffen1_4_127" calcext:value-type="string">
            <text:p>Steffen1_4_127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28" calcext:value-type="float">
            <text:p>12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1];&quot;_&quot;;[.D321])" office:value-type="string" office:string-value="Steffen1_4_128" calcext:value-type="string">
            <text:p>Steffen1_4_128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29" calcext:value-type="float">
            <text:p>12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2];&quot;_&quot;;[.D322])" office:value-type="string" office:string-value="Steffen1_4_129" calcext:value-type="string">
            <text:p>Steffen1_4_129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30" calcext:value-type="float">
            <text:p>13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3];&quot;_&quot;;[.D323])" office:value-type="string" office:string-value="Steffen1_4_130" calcext:value-type="string">
            <text:p>Steffen1_4_130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31" calcext:value-type="float">
            <text:p>13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4];&quot;_&quot;;[.D324])" office:value-type="string" office:string-value="Steffen1_4_131" calcext:value-type="string">
            <text:p>Steffen1_4_131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32" calcext:value-type="float">
            <text:p>13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5];&quot;_&quot;;[.D325])" office:value-type="string" office:string-value="Steffen1_4_132" calcext:value-type="string">
            <text:p>Steffen1_4_132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33" calcext:value-type="float">
            <text:p>13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6];&quot;_&quot;;[.D326])" office:value-type="string" office:string-value="Steffen1_4_133" calcext:value-type="string">
            <text:p>Steffen1_4_133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34" calcext:value-type="float">
            <text:p>13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7];&quot;_&quot;;[.D327])" office:value-type="string" office:string-value="Steffen1_4_134" calcext:value-type="string">
            <text:p>Steffen1_4_134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35" calcext:value-type="float">
            <text:p>13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8];&quot;_&quot;;[.D328])" office:value-type="string" office:string-value="Steffen1_4_135" calcext:value-type="string">
            <text:p>Steffen1_4_135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36" calcext:value-type="float">
            <text:p>13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29];&quot;_&quot;;[.D329])" office:value-type="string" office:string-value="Steffen1_4_136" calcext:value-type="string">
            <text:p>Steffen1_4_136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37" calcext:value-type="float">
            <text:p>13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0];&quot;_&quot;;[.D330])" office:value-type="string" office:string-value="Steffen1_4_137" calcext:value-type="string">
            <text:p>Steffen1_4_137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38" calcext:value-type="float">
            <text:p>13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1];&quot;_&quot;;[.D331])" office:value-type="string" office:string-value="Steffen1_4_138" calcext:value-type="string">
            <text:p>Steffen1_4_138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39" calcext:value-type="float">
            <text:p>13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2];&quot;_&quot;;[.D332])" office:value-type="string" office:string-value="Steffen1_4_139" calcext:value-type="string">
            <text:p>Steffen1_4_139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40" calcext:value-type="float">
            <text:p>14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3];&quot;_&quot;;[.D333])" office:value-type="string" office:string-value="Steffen1_4_140" calcext:value-type="string">
            <text:p>Steffen1_4_140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41" calcext:value-type="float">
            <text:p>14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4];&quot;_&quot;;[.D334])" office:value-type="string" office:string-value="Steffen1_4_141" calcext:value-type="string">
            <text:p>Steffen1_4_141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42" calcext:value-type="float">
            <text:p>14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5];&quot;_&quot;;[.D335])" office:value-type="string" office:string-value="Steffen1_4_142" calcext:value-type="string">
            <text:p>Steffen1_4_142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43" calcext:value-type="float">
            <text:p>14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6];&quot;_&quot;;[.D336])" office:value-type="string" office:string-value="Steffen1_4_143" calcext:value-type="string">
            <text:p>Steffen1_4_143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44" calcext:value-type="float">
            <text:p>14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7];&quot;_&quot;;[.D337])" office:value-type="string" office:string-value="Steffen1_4_144" calcext:value-type="string">
            <text:p>Steffen1_4_144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45" calcext:value-type="float">
            <text:p>14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8];&quot;_&quot;;[.D338])" office:value-type="string" office:string-value="Steffen1_4_145" calcext:value-type="string">
            <text:p>Steffen1_4_145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46" calcext:value-type="float">
            <text:p>14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39];&quot;_&quot;;[.D339])" office:value-type="string" office:string-value="Steffen1_4_146" calcext:value-type="string">
            <text:p>Steffen1_4_146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47" calcext:value-type="float">
            <text:p>14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0];&quot;_&quot;;[.D340])" office:value-type="string" office:string-value="Steffen1_4_147" calcext:value-type="string">
            <text:p>Steffen1_4_147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48" calcext:value-type="float">
            <text:p>14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1];&quot;_&quot;;[.D341])" office:value-type="string" office:string-value="Steffen1_4_148" calcext:value-type="string">
            <text:p>Steffen1_4_148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49" calcext:value-type="float">
            <text:p>14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2];&quot;_&quot;;[.D342])" office:value-type="string" office:string-value="Steffen1_4_149" calcext:value-type="string">
            <text:p>Steffen1_4_149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50" calcext:value-type="float">
            <text:p>15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3];&quot;_&quot;;[.D343])" office:value-type="string" office:string-value="Steffen1_4_150" calcext:value-type="string">
            <text:p>Steffen1_4_150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51" calcext:value-type="float">
            <text:p>15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4];&quot;_&quot;;[.D344])" office:value-type="string" office:string-value="Steffen1_4_151" calcext:value-type="string">
            <text:p>Steffen1_4_151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52" calcext:value-type="float">
            <text:p>15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5];&quot;_&quot;;[.D345])" office:value-type="string" office:string-value="Steffen1_4_152" calcext:value-type="string">
            <text:p>Steffen1_4_152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53" calcext:value-type="float">
            <text:p>15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6];&quot;_&quot;;[.D346])" office:value-type="string" office:string-value="Steffen1_4_153" calcext:value-type="string">
            <text:p>Steffen1_4_153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54" calcext:value-type="float">
            <text:p>15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7];&quot;_&quot;;[.D347])" office:value-type="string" office:string-value="Steffen1_4_154" calcext:value-type="string">
            <text:p>Steffen1_4_154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55" calcext:value-type="float">
            <text:p>15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8];&quot;_&quot;;[.D348])" office:value-type="string" office:string-value="Steffen1_4_155" calcext:value-type="string">
            <text:p>Steffen1_4_155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56" calcext:value-type="float">
            <text:p>15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49];&quot;_&quot;;[.D349])" office:value-type="string" office:string-value="Steffen1_4_156" calcext:value-type="string">
            <text:p>Steffen1_4_156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57" calcext:value-type="float">
            <text:p>15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0];&quot;_&quot;;[.D350])" office:value-type="string" office:string-value="Steffen1_4_157" calcext:value-type="string">
            <text:p>Steffen1_4_157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58" calcext:value-type="float">
            <text:p>15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1];&quot;_&quot;;[.D351])" office:value-type="string" office:string-value="Steffen1_4_158" calcext:value-type="string">
            <text:p>Steffen1_4_158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59" calcext:value-type="float">
            <text:p>15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2];&quot;_&quot;;[.D352])" office:value-type="string" office:string-value="Steffen1_4_159" calcext:value-type="string">
            <text:p>Steffen1_4_159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60" calcext:value-type="float">
            <text:p>16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3];&quot;_&quot;;[.D353])" office:value-type="string" office:string-value="Steffen1_4_160" calcext:value-type="string">
            <text:p>Steffen1_4_160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61" calcext:value-type="float">
            <text:p>16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4];&quot;_&quot;;[.D354])" office:value-type="string" office:string-value="Steffen1_4_161" calcext:value-type="string">
            <text:p>Steffen1_4_161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62" calcext:value-type="float">
            <text:p>16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5];&quot;_&quot;;[.D355])" office:value-type="string" office:string-value="Steffen1_4_162" calcext:value-type="string">
            <text:p>Steffen1_4_162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63" calcext:value-type="float">
            <text:p>16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6];&quot;_&quot;;[.D356])" office:value-type="string" office:string-value="Steffen1_4_163" calcext:value-type="string">
            <text:p>Steffen1_4_163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64" calcext:value-type="float">
            <text:p>16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7];&quot;_&quot;;[.D357])" office:value-type="string" office:string-value="Steffen1_4_164" calcext:value-type="string">
            <text:p>Steffen1_4_164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65" calcext:value-type="float">
            <text:p>16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8];&quot;_&quot;;[.D358])" office:value-type="string" office:string-value="Steffen1_4_165" calcext:value-type="string">
            <text:p>Steffen1_4_165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66" calcext:value-type="float">
            <text:p>16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59];&quot;_&quot;;[.D359])" office:value-type="string" office:string-value="Steffen1_4_166" calcext:value-type="string">
            <text:p>Steffen1_4_166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67" calcext:value-type="float">
            <text:p>16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0];&quot;_&quot;;[.D360])" office:value-type="string" office:string-value="Steffen1_4_167" calcext:value-type="string">
            <text:p>Steffen1_4_167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68" calcext:value-type="float">
            <text:p>16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1];&quot;_&quot;;[.D361])" office:value-type="string" office:string-value="Steffen1_4_168" calcext:value-type="string">
            <text:p>Steffen1_4_168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69" calcext:value-type="float">
            <text:p>16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2];&quot;_&quot;;[.D362])" office:value-type="string" office:string-value="Steffen1_4_169" calcext:value-type="string">
            <text:p>Steffen1_4_169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70" calcext:value-type="float">
            <text:p>17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3];&quot;_&quot;;[.D363])" office:value-type="string" office:string-value="Steffen1_4_170" calcext:value-type="string">
            <text:p>Steffen1_4_170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71" calcext:value-type="float">
            <text:p>17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4];&quot;_&quot;;[.D364])" office:value-type="string" office:string-value="Steffen1_4_171" calcext:value-type="string">
            <text:p>Steffen1_4_171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72" calcext:value-type="float">
            <text:p>17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5];&quot;_&quot;;[.D365])" office:value-type="string" office:string-value="Steffen1_4_172" calcext:value-type="string">
            <text:p>Steffen1_4_172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73" calcext:value-type="float">
            <text:p>17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6];&quot;_&quot;;[.D366])" office:value-type="string" office:string-value="Steffen1_4_173" calcext:value-type="string">
            <text:p>Steffen1_4_173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74" calcext:value-type="float">
            <text:p>17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7];&quot;_&quot;;[.D367])" office:value-type="string" office:string-value="Steffen1_4_174" calcext:value-type="string">
            <text:p>Steffen1_4_174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75" calcext:value-type="float">
            <text:p>17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8];&quot;_&quot;;[.D368])" office:value-type="string" office:string-value="Steffen1_4_175" calcext:value-type="string">
            <text:p>Steffen1_4_175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76" calcext:value-type="float">
            <text:p>17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69];&quot;_&quot;;[.D369])" office:value-type="string" office:string-value="Steffen1_4_176" calcext:value-type="string">
            <text:p>Steffen1_4_176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77" calcext:value-type="float">
            <text:p>17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0];&quot;_&quot;;[.D370])" office:value-type="string" office:string-value="Steffen1_4_177" calcext:value-type="string">
            <text:p>Steffen1_4_177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78" calcext:value-type="float">
            <text:p>17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1];&quot;_&quot;;[.D371])" office:value-type="string" office:string-value="Steffen1_4_178" calcext:value-type="string">
            <text:p>Steffen1_4_178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79" calcext:value-type="float">
            <text:p>17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2];&quot;_&quot;;[.D372])" office:value-type="string" office:string-value="Steffen1_4_179" calcext:value-type="string">
            <text:p>Steffen1_4_179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80" calcext:value-type="float">
            <text:p>18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3];&quot;_&quot;;[.D373])" office:value-type="string" office:string-value="Steffen1_4_180" calcext:value-type="string">
            <text:p>Steffen1_4_180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81" calcext:value-type="float">
            <text:p>18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4];&quot;_&quot;;[.D374])" office:value-type="string" office:string-value="Steffen1_4_181" calcext:value-type="string">
            <text:p>Steffen1_4_181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82" calcext:value-type="float">
            <text:p>18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5];&quot;_&quot;;[.D375])" office:value-type="string" office:string-value="Steffen1_4_182" calcext:value-type="string">
            <text:p>Steffen1_4_182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83" calcext:value-type="float">
            <text:p>183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6];&quot;_&quot;;[.D376])" office:value-type="string" office:string-value="Steffen1_4_183" calcext:value-type="string">
            <text:p>Steffen1_4_183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84" calcext:value-type="float">
            <text:p>184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7];&quot;_&quot;;[.D377])" office:value-type="string" office:string-value="Steffen1_4_184" calcext:value-type="string">
            <text:p>Steffen1_4_184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85" calcext:value-type="float">
            <text:p>185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8];&quot;_&quot;;[.D378])" office:value-type="string" office:string-value="Steffen1_4_185" calcext:value-type="string">
            <text:p>Steffen1_4_185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86" calcext:value-type="float">
            <text:p>186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79];&quot;_&quot;;[.D379])" office:value-type="string" office:string-value="Steffen1_4_186" calcext:value-type="string">
            <text:p>Steffen1_4_186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87" calcext:value-type="float">
            <text:p>187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80];&quot;_&quot;;[.D380])" office:value-type="string" office:string-value="Steffen1_4_187" calcext:value-type="string">
            <text:p>Steffen1_4_187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88" calcext:value-type="float">
            <text:p>188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81];&quot;_&quot;;[.D381])" office:value-type="string" office:string-value="Steffen1_4_188" calcext:value-type="string">
            <text:p>Steffen1_4_188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89" calcext:value-type="float">
            <text:p>189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82];&quot;_&quot;;[.D382])" office:value-type="string" office:string-value="Steffen1_4_189" calcext:value-type="string">
            <text:p>Steffen1_4_189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90" calcext:value-type="float">
            <text:p>190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83];&quot;_&quot;;[.D383])" office:value-type="string" office:string-value="Steffen1_4_190" calcext:value-type="string">
            <text:p>Steffen1_4_190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91" calcext:value-type="float">
            <text:p>191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84];&quot;_&quot;;[.D384])" office:value-type="string" office:string-value="Steffen1_4_191" calcext:value-type="string">
            <text:p>Steffen1_4_191</text:p>
          </table:table-cell>
          <table:table-cell table:number-columns-repeated="1019"/>
        </table:table-row>
        <table:table-row table:style-name="ro9">
          <table:table-cell table:formula="of:=orig_name_4" office:value-type="string" office:string-value="A1_4" calcext:value-type="string">
            <text:p>A1_4</text:p>
          </table:table-cell>
          <table:table-cell table:formula="of:=plate_name" office:value-type="string" office:string-value="Steffen1" calcext:value-type="string">
            <text:p>Steffen1</text:p>
          </table:table-cell>
          <table:table-cell table:formula="of:=lib_name_4" office:value-type="float" office:value="4" calcext:value-type="float">
            <text:p>4</text:p>
          </table:table-cell>
          <table:table-cell table:formula="of:=OFFSET(matrix_BC;MOD(ROW()-ROW([.$A$2]);ROWS(matrix_BC));TRUNC((ROW()-ROW([.$A$2]))/ROWS(matrix_BC));1;1)" office:value-type="float" office:value="192" calcext:value-type="float">
            <text:p>192</text:p>
          </table:table-cell>
          <table:table-cell table:style-name="ce2" table:formula="of:=CONCATENATE(IF(['Original Names plate1'.$G$20]=1;OFFSET(matrix_cond1;MOD(ROW()-ROW([.$A$2]);ROWS(matrix_cond1));TRUNC((ROW()-ROW([.$A$2]))/ROWS(matrix_cond1));1;1);&quot;&quot;);IF(['Original Names plate1'.$G$20]=1;&quot;_&quot;;&quot;&quot;);IF(['Original Names plate1'.$G$21]=1;OFFSET(matrix_cond2;MOD(ROW()-ROW([.$A$2]);ROWS(matrix_cond2));TRUNC((ROW()-ROW([.$A$2]))/ROWS(matrix_cond2));1;1);&quot;&quot;);IF(['Original Names plate1'.$G$21]=1;&quot;_&quot;;&quot;&quot;);IF(['Original Names plate1'.$G$22]=1;OFFSET(matrix_cond3;MOD(ROW()-ROW([.$A$2]);ROWS(matrix_cond3));TRUNC((ROW()-ROW([.$A$2]))/ROWS(matrix_cond3));1;1);&quot;&quot;);IF(['Original Names plate1'.$G$22]=1;&quot;_&quot;;&quot;&quot;);plate_name;&quot;_&quot;;[.C385];&quot;_&quot;;[.D385])" office:value-type="string" office:string-value="Steffen1_4_192" calcext:value-type="string">
            <text:p>Steffen1_4_192</text:p>
          </table:table-cell>
          <table:table-cell table:number-columns-repeated="1019"/>
        </table:table-row>
        <table:table-row table:style-name="ro9" table:number-rows-repeated="104819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Cond_1" table:base-cell-address="$'Original Names plate1'.$H$20" table:cell-range-address="$'Original Names plate1'.$H$20"/>
        <table:named-range table:name="Cond_2" table:base-cell-address="$'Original Names plate1'.$H$21" table:cell-range-address="$'Original Names plate1'.$H$21"/>
        <table:named-range table:name="Cond_3" table:base-cell-address="$'Original Names plate1'.$H$22" table:cell-range-address="$'Original Names plate1'.$H$22"/>
        <table:named-range table:name="lib_name_1" table:base-cell-address="$'Original Names plate1'.$A$1" table:cell-range-address="$'Original Names plate1'.$E$15"/>
        <table:named-range table:name="lib_name_2" table:base-cell-address="$'Original Names plate1'.$A$1" table:cell-range-address="$'Original Names plate1'.$E$16"/>
        <table:named-range table:name="lib_name_3" table:base-cell-address="$'Original Names plate1'.$A$1" table:cell-range-address="$'Original Names plate1'.$E$17"/>
        <table:named-range table:name="lib_name_4" table:base-cell-address="$'Original Names plate1'.$A$1" table:cell-range-address="$'Original Names plate1'.$E$18"/>
        <table:named-range table:name="matrix" table:base-cell-address="$'Original Names plate1'.$A$1" table:cell-range-address="$'Final Names'.$D$4:.$F$9"/>
        <table:named-range table:name="matrix_BC" table:base-cell-address="$'Original Names plate1'.$A$1" table:cell-range-address="$barcodes.$B$2:.$Y$17"/>
        <table:named-range table:name="matrix_cond1" table:base-cell-address="$'Original Names plate1'.$A$1" table:cell-range-address="$'Condition1 plate1'.$B$2:.$Y$17"/>
        <table:named-range table:name="matrix_cond2" table:base-cell-address="$'Original Names plate1'.$A$1" table:cell-range-address="$'Condition2 plate1'.$B$2:.$Y$17"/>
        <table:named-range table:name="matrix_cond3" table:base-cell-address="$'Original Names plate1'.$A$1" table:cell-range-address="$'Condition3 plate1'.$B$2:.$Y$17"/>
        <table:named-range table:name="orig_name_1" table:base-cell-address="$'Original Names plate1'.$A$1" table:cell-range-address="$'Original Names plate1'.$D$15"/>
        <table:named-range table:name="orig_name_2" table:base-cell-address="$'Original Names plate1'.$A$1" table:cell-range-address="$'Original Names plate1'.$D$16"/>
        <table:named-range table:name="orig_name_3" table:base-cell-address="$'Original Names plate1'.$A$1" table:cell-range-address="$'Original Names plate1'.$D$17"/>
        <table:named-range table:name="orig_name_4" table:base-cell-address="$'Original Names plate1'.$A$1" table:cell-range-address="$'Original Names plate1'.$D$18"/>
        <table:named-range table:name="plate_name" table:base-cell-address="$'Original Names plate1'.$A$1" table:cell-range-address="$'Original Names plate1'.$C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fbf6d6" draw:end-color="#fbfe82" draw:start-intensity="100%" draw:end-intensity="100%" draw:angle="0" draw:border="0%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07:58:31.156694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inal_20_Names_20_plate1" style:display-name="PageStyle_Original Names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1_20_plate1" style:display-name="PageStyle_Condition1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2_20_plate1" style:display-name="PageStyle_Condition2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3_20_plate1" style:display-name="PageStyle_Condition3 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codes" style:display-name="PageStyle_bar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20_Names" style:display-name="PageStyle_Final 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di</meta:initial-creator>
    <meta:creation-date>2017-02-01T14:52:51</meta:creation-date>
    <dc:creator>tuvalu </dc:creator>
    <dc:date>2017-02-05T08:57:35.060570831</dc:date>
    <meta:editing-cycles>23</meta:editing-cycles>
    <meta:editing-duration>P11DT22H34M57S</meta:editing-duration>
    <meta:generator>LibreOffice/4.2.8.2$Linux_X86_64 LibreOffice_project/420m0$Build-2</meta:generator>
    <meta:document-statistic meta:table-count="6" meta:cell-count="3656" meta:object-count="7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